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4-01T00:00:00" table:style-name="ce5">
            <text:p>2020/4/1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37543" table:style-name="ce6">
            <text:p>37,543<text:s/></text:p>
          </table:table-cell>
          <table:table-cell office:value-type="float" office:value="37066" table:style-name="ce6">
            <text:p>37,066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21680" table:style-name="ce6">
            <text:p>21,680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32289" table:style-name="ce6">
            <text:p>32,289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34316" table:style-name="ce6">
            <text:p>134,316<text:s/></text:p>
          </table:table-cell>
          <table:table-cell office:value-type="float" office:value="34209" table:style-name="ce6">
            <text:p>34,209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36555" table:style-name="ce6">
            <text:p>36,555<text:s/></text:p>
          </table:table-cell>
          <table:table-cell office:value-type="float" office:value="33988" table:style-name="ce6">
            <text:p>33,988<text:s/></text:p>
          </table:table-cell>
          <table:table-cell office:value-type="float" office:value="23600" table:style-name="ce6">
            <text:p>23,600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45000" table:style-name="ce6">
            <text:p>45,000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30520" table:style-name="ce6">
            <text:p>30,520<text:s/></text:p>
          </table:table-cell>
          <table:table-cell office:value-type="float" office:value="18656" table:style-name="ce6">
            <text:p>18,656<text:s/></text:p>
          </table:table-cell>
          <table:table-cell office:value-type="float" office:value="54575" table:style-name="ce6">
            <text:p>54,575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35380" table:style-name="ce6">
            <text:p>35,380<text:s/></text:p>
          </table:table-cell>
          <table:table-cell office:value-type="float" office:value="21093" table:style-name="ce6">
            <text:p>21,093<text:s/></text:p>
          </table:table-cell>
          <table:table-cell office:value-type="float" office:value="21797" table:style-name="ce6">
            <text:p>21,797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26169" table:style-name="ce6">
            <text:p>26,169<text:s/></text:p>
          </table:table-cell>
          <table:table-cell office:value-type="float" office:value="19952" table:style-name="ce6">
            <text:p>19,952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2916" table:style-name="ce6">
            <text:p>2,916<text:s/></text:p>
          </table:table-cell>
          <table:table-cell table:number-columns-repeated="16264"/>
        </table:table-row>
        <table:table-row table:style-name="ro2">
          <table:table-cell office:value-type="date" office:date-value="2020-04-02T00:00:00" table:style-name="ce5">
            <text:p>2020/4/2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88924" table:style-name="ce6">
            <text:p>88,924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31955" table:style-name="ce6">
            <text:p>31,955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31927" table:style-name="ce6">
            <text:p>31,927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347" table:style-name="ce6">
            <text:p>347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1478" table:style-name="ce6">
            <text:p>1,478<text:s/></text:p>
          </table:table-cell>
          <table:table-cell table:number-columns-repeated="16264"/>
        </table:table-row>
        <table:table-row table:style-name="ro2">
          <table:table-cell office:value-type="date" office:date-value="2020-04-03T00:00:00" table:style-name="ce5">
            <text:p>2020/4/3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65544" table:style-name="ce6">
            <text:p>65,544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30986" table:style-name="ce6">
            <text:p>30,986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26" table:style-name="ce6">
            <text:p>326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361" table:style-name="ce6">
            <text:p>1,361<text:s/></text:p>
          </table:table-cell>
          <table:table-cell table:number-columns-repeated="16264"/>
        </table:table-row>
        <table:table-row table:style-name="ro2">
          <table:table-cell office:value-type="date" office:date-value="2020-04-04T00:00:00" table:style-name="ce5">
            <text:p>2020/4/4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51400" table:style-name="ce6">
            <text:p>51,400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16065" table:style-name="ce6">
            <text:p>16,065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28859" table:style-name="ce6">
            <text:p>28,859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38" table:style-name="ce6">
            <text:p>338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1243" table:style-name="ce6">
            <text:p>1,243<text:s/></text:p>
          </table:table-cell>
          <table:table-cell table:number-columns-repeated="16264"/>
        </table:table-row>
        <table:table-row table:style-name="ro2">
          <table:table-cell office:value-type="date" office:date-value="2020-04-05T00:00:00" table:style-name="ce5">
            <text:p>2020/4/5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60994" table:style-name="ce6">
            <text:p>60,994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17513" table:style-name="ce6">
            <text:p>17,513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1378" table:style-name="ce6">
            <text:p>1,378<text:s/></text:p>
          </table:table-cell>
          <table:table-cell table:number-columns-repeated="16264"/>
        </table:table-row>
        <table:table-row table:style-name="ro2">
          <table:table-cell office:value-type="date" office:date-value="2020-04-06T00:00:00" table:style-name="ce5">
            <text:p>2020/4/6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34910" table:style-name="ce6">
            <text:p>34,910<text:s/></text:p>
          </table:table-cell>
          <table:table-cell office:value-type="float" office:value="30367" table:style-name="ce6">
            <text:p>30,367<text:s/></text:p>
          </table:table-cell>
          <table:table-cell office:value-type="float" office:value="21899" table:style-name="ce6">
            <text:p>21,899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31399" table:style-name="ce6">
            <text:p>31,399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22281" table:style-name="ce6">
            <text:p>22,281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19788" table:style-name="ce6">
            <text:p>19,788<text:s/></text:p>
          </table:table-cell>
          <table:table-cell office:value-type="float" office:value="84682" table:style-name="ce6">
            <text:p>84,682<text:s/></text:p>
          </table:table-cell>
          <table:table-cell office:value-type="float" office:value="27182" table:style-name="ce6">
            <text:p>27,182<text:s/></text:p>
          </table:table-cell>
          <table:table-cell office:value-type="float" office:value="16797" table:style-name="ce6">
            <text:p>16,797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16208" table:style-name="ce6">
            <text:p>16,20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31420" table:style-name="ce6">
            <text:p>31,420<text:s/></text:p>
          </table:table-cell>
          <table:table-cell office:value-type="float" office:value="34360" table:style-name="ce6">
            <text:p>34,360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20114" table:style-name="ce6">
            <text:p>20,114<text:s/></text:p>
          </table:table-cell>
          <table:table-cell office:value-type="float" office:value="37696" table:style-name="ce6">
            <text:p>37,696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46658" table:style-name="ce6">
            <text:p>46,658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18134" table:style-name="ce6">
            <text:p>18,134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32287" table:style-name="ce6">
            <text:p>32,287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20544" table:style-name="ce6">
            <text:p>20,544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2741" table:style-name="ce6">
            <text:p>2,741<text:s/></text:p>
          </table:table-cell>
          <table:table-cell table:number-columns-repeated="16264"/>
        </table:table-row>
        <table:table-row table:style-name="ro2">
          <table:table-cell office:value-type="date" office:date-value="2020-04-07T00:00:00" table:style-name="ce5">
            <text:p>2020/4/7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35410" table:style-name="ce6">
            <text:p>35,410<text:s/></text:p>
          </table:table-cell>
          <table:table-cell office:value-type="float" office:value="31568" table:style-name="ce6">
            <text:p>31,568<text:s/></text:p>
          </table:table-cell>
          <table:table-cell office:value-type="float" office:value="21951" table:style-name="ce6">
            <text:p>21,951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15129" table:style-name="ce6">
            <text:p>15,129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9549" table:style-name="ce6">
            <text:p>19,549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26074" table:style-name="ce6">
            <text:p>26,074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30958" table:style-name="ce6">
            <text:p>30,958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81472" table:style-name="ce6">
            <text:p>81,472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16725" table:style-name="ce6">
            <text:p>16,725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30649" table:style-name="ce6">
            <text:p>30,649<text:s/></text:p>
          </table:table-cell>
          <table:table-cell office:value-type="float" office:value="34242" table:style-name="ce6">
            <text:p>34,242<text:s/></text:p>
          </table:table-cell>
          <table:table-cell office:value-type="float" office:value="22524" table:style-name="ce6">
            <text:p>22,524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38534" table:style-name="ce6">
            <text:p>38,534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45336" table:style-name="ce6">
            <text:p>45,336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15659" table:style-name="ce6">
            <text:p>15,659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32581" table:style-name="ce6">
            <text:p>32,581<text:s/></text:p>
          </table:table-cell>
          <table:table-cell office:value-type="float" office:value="19728" table:style-name="ce6">
            <text:p>19,728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2709" table:style-name="ce6">
            <text:p>2,709<text:s/></text:p>
          </table:table-cell>
          <table:table-cell table:number-columns-repeated="16264"/>
        </table:table-row>
        <table:table-row table:style-name="ro2">
          <table:table-cell office:value-type="date" office:date-value="2020-04-08T00:00:00" table:style-name="ce5">
            <text:p>2020/4/8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35312" table:style-name="ce6">
            <text:p>35,312<text:s/></text:p>
          </table:table-cell>
          <table:table-cell office:value-type="float" office:value="31457" table:style-name="ce6">
            <text:p>31,457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31064" table:style-name="ce6">
            <text:p>31,064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17784" table:style-name="ce6">
            <text:p>17,784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82117" table:style-name="ce6">
            <text:p>82,117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16741" table:style-name="ce6">
            <text:p>16,741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21286" table:style-name="ce6">
            <text:p>21,286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9922" table:style-name="ce6">
            <text:p>19,922<text:s/></text:p>
          </table:table-cell>
          <table:table-cell office:value-type="float" office:value="20487" table:style-name="ce6">
            <text:p>20,487<text:s/></text:p>
          </table:table-cell>
          <table:table-cell office:value-type="float" office:value="21907" table:style-name="ce6">
            <text:p>21,907<text:s/></text:p>
          </table:table-cell>
          <table:table-cell office:value-type="float" office:value="30549" table:style-name="ce6">
            <text:p>30,549<text:s/></text:p>
          </table:table-cell>
          <table:table-cell office:value-type="float" office:value="34151" table:style-name="ce6">
            <text:p>34,151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39373" table:style-name="ce6">
            <text:p>39,373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25910" table:style-name="ce6">
            <text:p>25,910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45236" table:style-name="ce6">
            <text:p>45,236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32110" table:style-name="ce6">
            <text:p>32,110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20604" table:style-name="ce6">
            <text:p>20,604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749" table:style-name="ce6">
            <text:p>2,749<text:s/></text:p>
          </table:table-cell>
          <table:table-cell table:number-columns-repeated="16264"/>
        </table:table-row>
        <table:table-row table:style-name="ro2">
          <table:table-cell office:value-type="date" office:date-value="2020-04-09T00:00:00" table:style-name="ce5">
            <text:p>2020/4/9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35028" table:style-name="ce6">
            <text:p>35,028<text:s/></text:p>
          </table:table-cell>
          <table:table-cell office:value-type="float" office:value="31617" table:style-name="ce6">
            <text:p>31,617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9431" table:style-name="ce6">
            <text:p>19,431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25644" table:style-name="ce6">
            <text:p>25,644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30912" table:style-name="ce6">
            <text:p>30,912<text:s/></text:p>
          </table:table-cell>
          <table:table-cell office:value-type="float" office:value="22544" table:style-name="ce6">
            <text:p>22,544<text:s/></text:p>
          </table:table-cell>
          <table:table-cell office:value-type="float" office:value="21783" table:style-name="ce6">
            <text:p>21,783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83171" table:style-name="ce6">
            <text:p>83,171<text:s/></text:p>
          </table:table-cell>
          <table:table-cell office:value-type="float" office:value="29228" table:style-name="ce6">
            <text:p>29,22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21524" table:style-name="ce6">
            <text:p>21,524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25053" table:style-name="ce6">
            <text:p>25,05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30590" table:style-name="ce6">
            <text:p>30,590<text:s/></text:p>
          </table:table-cell>
          <table:table-cell office:value-type="float" office:value="33974" table:style-name="ce6">
            <text:p>33,974<text:s/></text:p>
          </table:table-cell>
          <table:table-cell office:value-type="float" office:value="22486" table:style-name="ce6">
            <text:p>22,486<text:s/></text:p>
          </table:table-cell>
          <table:table-cell office:value-type="float" office:value="20290" table:style-name="ce6">
            <text:p>20,290<text:s/></text:p>
          </table:table-cell>
          <table:table-cell office:value-type="float" office:value="38783" table:style-name="ce6">
            <text:p>38,783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26198" table:style-name="ce6">
            <text:p>26,198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46585" table:style-name="ce6">
            <text:p>46,585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5768" table:style-name="ce6">
            <text:p>15,768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32222" table:style-name="ce6">
            <text:p>32,222<text:s/></text:p>
          </table:table-cell>
          <table:table-cell office:value-type="float" office:value="19690" table:style-name="ce6">
            <text:p>19,690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18718" table:style-name="ce6">
            <text:p>18,718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24399" table:style-name="ce6">
            <text:p>24,399<text:s/></text:p>
          </table:table-cell>
          <table:table-cell office:value-type="float" office:value="18936" table:style-name="ce6">
            <text:p>18,936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2672" table:style-name="ce6">
            <text:p>2,672<text:s/></text:p>
          </table:table-cell>
          <table:table-cell table:number-columns-repeated="16264"/>
        </table:table-row>
        <table:table-row table:style-name="ro2">
          <table:table-cell office:value-type="date" office:date-value="2020-04-10T00:00:00" table:style-name="ce5">
            <text:p>2020/4/10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36895" table:style-name="ce6">
            <text:p>36,895<text:s/></text:p>
          </table:table-cell>
          <table:table-cell office:value-type="float" office:value="36411" table:style-name="ce6">
            <text:p>36,411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23895" table:style-name="ce6">
            <text:p>23,895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21506" table:style-name="ce6">
            <text:p>21,506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32582" table:style-name="ce6">
            <text:p>32,582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06827" table:style-name="ce6">
            <text:p>106,827<text:s/></text:p>
          </table:table-cell>
          <table:table-cell office:value-type="float" office:value="34590" table:style-name="ce6">
            <text:p>34,590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20674" table:style-name="ce6">
            <text:p>20,674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20456" table:style-name="ce6">
            <text:p>20,456<text:s/></text:p>
          </table:table-cell>
          <table:table-cell office:value-type="float" office:value="20820" table:style-name="ce6">
            <text:p>20,820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34255" table:style-name="ce6">
            <text:p>34,255<text:s/></text:p>
          </table:table-cell>
          <table:table-cell office:value-type="float" office:value="35912" table:style-name="ce6">
            <text:p>35,912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45538" table:style-name="ce6">
            <text:p>45,538<text:s/></text:p>
          </table:table-cell>
          <table:table-cell office:value-type="float" office:value="19841" table:style-name="ce6">
            <text:p>19,841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30276" table:style-name="ce6">
            <text:p>30,276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53980" table:style-name="ce6">
            <text:p>53,980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6905" table:style-name="ce6">
            <text:p>16,905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33637" table:style-name="ce6">
            <text:p>33,637<text:s/></text:p>
          </table:table-cell>
          <table:table-cell office:value-type="float" office:value="20598" table:style-name="ce6">
            <text:p>20,598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25638" table:style-name="ce6">
            <text:p>25,638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2902" table:style-name="ce6">
            <text:p>2,902<text:s/></text:p>
          </table:table-cell>
          <table:table-cell table:number-columns-repeated="16264"/>
        </table:table-row>
        <table:table-row table:style-name="ro2">
          <table:table-cell office:value-type="date" office:date-value="2020-04-11T00:00:00" table:style-name="ce5">
            <text:p>2020/4/11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30148" table:style-name="ce6">
            <text:p>30,148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21881" table:style-name="ce6">
            <text:p>21,881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78762" table:style-name="ce6">
            <text:p>78,762<text:s/></text:p>
          </table:table-cell>
          <table:table-cell office:value-type="float" office:value="29007" table:style-name="ce6">
            <text:p>29,007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37828" table:style-name="ce6">
            <text:p>37,828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34986" table:style-name="ce6">
            <text:p>34,986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436" table:style-name="ce6">
            <text:p>436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593" table:style-name="ce6">
            <text:p>1,593<text:s/></text:p>
          </table:table-cell>
          <table:table-cell table:number-columns-repeated="16264"/>
        </table:table-row>
        <table:table-row table:style-name="ro2">
          <table:table-cell office:value-type="date" office:date-value="2020-04-12T00:00:00" table:style-name="ce5">
            <text:p>2020/4/12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65816" table:style-name="ce6">
            <text:p>65,816<text:s/></text:p>
          </table:table-cell>
          <table:table-cell office:value-type="float" office:value="22549" table:style-name="ce6">
            <text:p>22,549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18368" table:style-name="ce6">
            <text:p>18,368<text:s/></text:p>
          </table:table-cell>
          <table:table-cell office:value-type="float" office:value="16902" table:style-name="ce6">
            <text:p>16,902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31390" table:style-name="ce6">
            <text:p>31,390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27814" table:style-name="ce6">
            <text:p>27,814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384" table:style-name="ce6">
            <text:p>384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466" table:style-name="ce6">
            <text:p>1,466<text:s/></text:p>
          </table:table-cell>
          <table:table-cell table:number-columns-repeated="16264"/>
        </table:table-row>
        <table:table-row table:style-name="ro2">
          <table:table-cell office:value-type="date" office:date-value="2020-04-13T00:00:00" table:style-name="ce5">
            <text:p>2020/4/13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34525" table:style-name="ce6">
            <text:p>34,525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9480" table:style-name="ce6">
            <text:p>19,480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30635" table:style-name="ce6">
            <text:p>30,635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83900" table:style-name="ce6">
            <text:p>83,900<text:s/></text:p>
          </table:table-cell>
          <table:table-cell office:value-type="float" office:value="28038" table:style-name="ce6">
            <text:p>28,038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25786" table:style-name="ce6">
            <text:p>25,786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30856" table:style-name="ce6">
            <text:p>30,856<text:s/></text:p>
          </table:table-cell>
          <table:table-cell office:value-type="float" office:value="32195" table:style-name="ce6">
            <text:p>32,195<text:s/></text:p>
          </table:table-cell>
          <table:table-cell office:value-type="float" office:value="22671" table:style-name="ce6">
            <text:p>22,671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38586" table:style-name="ce6">
            <text:p>38,586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46007" table:style-name="ce6">
            <text:p>46,007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17919" table:style-name="ce6">
            <text:p>17,919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31755" table:style-name="ce6">
            <text:p>31,755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24364" table:style-name="ce6">
            <text:p>24,364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791" table:style-name="ce6">
            <text:p>2,791<text:s/></text:p>
          </table:table-cell>
          <table:table-cell table:number-columns-repeated="16264"/>
        </table:table-row>
        <table:table-row table:style-name="ro2">
          <table:table-cell office:value-type="date" office:date-value="2020-04-14T00:00:00" table:style-name="ce5">
            <text:p>2020/4/14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34946" table:style-name="ce6">
            <text:p>34,946<text:s/></text:p>
          </table:table-cell>
          <table:table-cell office:value-type="float" office:value="31209" table:style-name="ce6">
            <text:p>31,209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14875" table:style-name="ce6">
            <text:p>14,875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20635" table:style-name="ce6">
            <text:p>20,635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31543" table:style-name="ce6">
            <text:p>31,543<text:s/></text:p>
          </table:table-cell>
          <table:table-cell office:value-type="float" office:value="22693" table:style-name="ce6">
            <text:p>22,693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20266" table:style-name="ce6">
            <text:p>20,266<text:s/></text:p>
          </table:table-cell>
          <table:table-cell office:value-type="float" office:value="83736" table:style-name="ce6">
            <text:p>83,736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25970" table:style-name="ce6">
            <text:p>25,970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20522" table:style-name="ce6">
            <text:p>20,522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30816" table:style-name="ce6">
            <text:p>30,816<text:s/></text:p>
          </table:table-cell>
          <table:table-cell office:value-type="float" office:value="32763" table:style-name="ce6">
            <text:p>32,763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39484" table:style-name="ce6">
            <text:p>39,484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16722" table:style-name="ce6">
            <text:p>16,722<text:s/></text:p>
          </table:table-cell>
          <table:table-cell office:value-type="float" office:value="46126" table:style-name="ce6">
            <text:p>46,126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4543" table:style-name="ce6">
            <text:p>14,543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16034" table:style-name="ce6">
            <text:p>16,034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32578" table:style-name="ce6">
            <text:p>32,578<text:s/></text:p>
          </table:table-cell>
          <table:table-cell office:value-type="float" office:value="20125" table:style-name="ce6">
            <text:p>20,125<text:s/></text:p>
          </table:table-cell>
          <table:table-cell office:value-type="float" office:value="20357" table:style-name="ce6">
            <text:p>20,357<text:s/></text:p>
          </table:table-cell>
          <table:table-cell office:value-type="float" office:value="19052" table:style-name="ce6">
            <text:p>19,052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2778" table:style-name="ce6">
            <text:p>2,778<text:s/></text:p>
          </table:table-cell>
          <table:table-cell table:number-columns-repeated="16264"/>
        </table:table-row>
        <table:table-row table:style-name="ro2">
          <table:table-cell office:value-type="date" office:date-value="2020-04-15T00:00:00" table:style-name="ce5">
            <text:p>2020/4/15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35562" table:style-name="ce6">
            <text:p>35,562<text:s/></text:p>
          </table:table-cell>
          <table:table-cell office:value-type="float" office:value="32425" table:style-name="ce6">
            <text:p>32,425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19927" table:style-name="ce6">
            <text:p>19,927<text:s/></text:p>
          </table:table-cell>
          <table:table-cell office:value-type="float" office:value="15000" table:style-name="ce6">
            <text:p>15,000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31670" table:style-name="ce6">
            <text:p>31,670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22476" table:style-name="ce6">
            <text:p>22,476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20213" table:style-name="ce6">
            <text:p>20,213<text:s/></text:p>
          </table:table-cell>
          <table:table-cell office:value-type="float" office:value="86355" table:style-name="ce6">
            <text:p>86,355<text:s/></text:p>
          </table:table-cell>
          <table:table-cell office:value-type="float" office:value="30483" table:style-name="ce6">
            <text:p>30,483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22759" table:style-name="ce6">
            <text:p>22,759<text:s/></text:p>
          </table:table-cell>
          <table:table-cell office:value-type="float" office:value="22984" table:style-name="ce6">
            <text:p>22,984<text:s/></text:p>
          </table:table-cell>
          <table:table-cell office:value-type="float" office:value="19365" table:style-name="ce6">
            <text:p>19,36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26348" table:style-name="ce6">
            <text:p>26,348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31511" table:style-name="ce6">
            <text:p>31,511<text:s/></text:p>
          </table:table-cell>
          <table:table-cell office:value-type="float" office:value="33230" table:style-name="ce6">
            <text:p>33,230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21725" table:style-name="ce6">
            <text:p>21,725<text:s/></text:p>
          </table:table-cell>
          <table:table-cell office:value-type="float" office:value="40883" table:style-name="ce6">
            <text:p>40,883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46817" table:style-name="ce6">
            <text:p>46,817<text:s/></text:p>
          </table:table-cell>
          <table:table-cell office:value-type="float" office:value="18361" table:style-name="ce6">
            <text:p>18,361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4904" table:style-name="ce6">
            <text:p>14,904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8341" table:style-name="ce6">
            <text:p>18,341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32997" table:style-name="ce6">
            <text:p>32,997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19872" table:style-name="ce6">
            <text:p>19,872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2818" table:style-name="ce6">
            <text:p>2,818<text:s/></text:p>
          </table:table-cell>
          <table:table-cell table:number-columns-repeated="16264"/>
        </table:table-row>
        <table:table-row table:style-name="ro2">
          <table:table-cell office:value-type="date" office:date-value="2020-04-16T00:00:00" table:style-name="ce5">
            <text:p>2020/4/16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35518" table:style-name="ce6">
            <text:p>35,518<text:s/></text:p>
          </table:table-cell>
          <table:table-cell office:value-type="float" office:value="32761" table:style-name="ce6">
            <text:p>32,761<text:s/></text:p>
          </table:table-cell>
          <table:table-cell office:value-type="float" office:value="22750" table:style-name="ce6">
            <text:p>22,750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20067" table:style-name="ce6">
            <text:p>20,067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20494" table:style-name="ce6">
            <text:p>20,494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21399" table:style-name="ce6">
            <text:p>21,399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31526" table:style-name="ce6">
            <text:p>31,526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89706" table:style-name="ce6">
            <text:p>89,706<text:s/></text:p>
          </table:table-cell>
          <table:table-cell office:value-type="float" office:value="33835" table:style-name="ce6">
            <text:p>33,835<text:s/></text:p>
          </table:table-cell>
          <table:table-cell office:value-type="float" office:value="17195" table:style-name="ce6">
            <text:p>17,195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22884" table:style-name="ce6">
            <text:p>22,884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25835" table:style-name="ce6">
            <text:p>25,835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31935" table:style-name="ce6">
            <text:p>31,935<text:s/></text:p>
          </table:table-cell>
          <table:table-cell office:value-type="float" office:value="33160" table:style-name="ce6">
            <text:p>33,160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21293" table:style-name="ce6">
            <text:p>21,293<text:s/></text:p>
          </table:table-cell>
          <table:table-cell office:value-type="float" office:value="41131" table:style-name="ce6">
            <text:p>41,131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27225" table:style-name="ce6">
            <text:p>27,225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47798" table:style-name="ce6">
            <text:p>47,798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8665" table:style-name="ce6">
            <text:p>18,665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32871" table:style-name="ce6">
            <text:p>32,871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20612" table:style-name="ce6">
            <text:p>20,612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2865" table:style-name="ce6">
            <text:p>2,865<text:s/></text:p>
          </table:table-cell>
          <table:table-cell table:number-columns-repeated="16264"/>
        </table:table-row>
        <table:table-row table:style-name="ro2">
          <table:table-cell office:value-type="date" office:date-value="2020-04-17T00:00:00" table:style-name="ce5">
            <text:p>2020/4/17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37197" table:style-name="ce6">
            <text:p>37,197<text:s/></text:p>
          </table:table-cell>
          <table:table-cell office:value-type="float" office:value="37151" table:style-name="ce6">
            <text:p>37,151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27440" table:style-name="ce6">
            <text:p>27,440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32885" table:style-name="ce6">
            <text:p>32,885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9961" table:style-name="ce6">
            <text:p>19,961<text:s/></text:p>
          </table:table-cell>
          <table:table-cell office:value-type="float" office:value="116931" table:style-name="ce6">
            <text:p>116,931<text:s/></text:p>
          </table:table-cell>
          <table:table-cell office:value-type="float" office:value="38097" table:style-name="ce6">
            <text:p>38,097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20765" table:style-name="ce6">
            <text:p>20,765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26741" table:style-name="ce6">
            <text:p>26,741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17780" table:style-name="ce6">
            <text:p>17,780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35580" table:style-name="ce6">
            <text:p>35,580<text:s/></text:p>
          </table:table-cell>
          <table:table-cell office:value-type="float" office:value="34332" table:style-name="ce6">
            <text:p>34,332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47420" table:style-name="ce6">
            <text:p>47,420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27295" table:style-name="ce6">
            <text:p>27,295<text:s/></text:p>
          </table:table-cell>
          <table:table-cell office:value-type="float" office:value="31392" table:style-name="ce6">
            <text:p>31,392<text:s/></text:p>
          </table:table-cell>
          <table:table-cell office:value-type="float" office:value="19192" table:style-name="ce6">
            <text:p>19,192<text:s/></text:p>
          </table:table-cell>
          <table:table-cell office:value-type="float" office:value="55630" table:style-name="ce6">
            <text:p>55,630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34709" table:style-name="ce6">
            <text:p>34,709<text:s/></text:p>
          </table:table-cell>
          <table:table-cell office:value-type="float" office:value="20824" table:style-name="ce6">
            <text:p>20,824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20375" table:style-name="ce6">
            <text:p>20,375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14990" table:style-name="ce6">
            <text:p>14,990<text:s/></text:p>
          </table:table-cell>
          <table:table-cell office:value-type="float" office:value="26373" table:style-name="ce6">
            <text:p>26,373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3026" table:style-name="ce6">
            <text:p>3,026<text:s/></text:p>
          </table:table-cell>
          <table:table-cell table:number-columns-repeated="16264"/>
        </table:table-row>
        <table:table-row table:style-name="ro2">
          <table:table-cell office:value-type="date" office:date-value="2020-04-18T00:00:00" table:style-name="ce5">
            <text:p>2020/4/18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31872" table:style-name="ce6">
            <text:p>31,872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9533" table:style-name="ce6">
            <text:p>19,533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15911" table:style-name="ce6">
            <text:p>15,911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89527" table:style-name="ce6">
            <text:p>89,527<text:s/></text:p>
          </table:table-cell>
          <table:table-cell office:value-type="float" office:value="31784" table:style-name="ce6">
            <text:p>31,784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20228" table:style-name="ce6">
            <text:p>20,228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22816" table:style-name="ce6">
            <text:p>22,816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42874" table:style-name="ce6">
            <text:p>42,874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37115" table:style-name="ce6">
            <text:p>37,115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1805" table:style-name="ce6">
            <text:p>1,805<text:s/></text:p>
          </table:table-cell>
          <table:table-cell table:number-columns-repeated="16264"/>
        </table:table-row>
        <table:table-row table:style-name="ro2">
          <table:table-cell office:value-type="date" office:date-value="2020-04-19T00:00:00" table:style-name="ce5">
            <text:p>2020/4/19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76570" table:style-name="ce6">
            <text:p>76,570<text:s/></text:p>
          </table:table-cell>
          <table:table-cell office:value-type="float" office:value="24733" table:style-name="ce6">
            <text:p>24,733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33764" table:style-name="ce6">
            <text:p>33,764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29021" table:style-name="ce6">
            <text:p>29,021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397" table:style-name="ce6">
            <text:p>397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1552" table:style-name="ce6">
            <text:p>1,552<text:s/></text:p>
          </table:table-cell>
          <table:table-cell table:number-columns-repeated="16264"/>
        </table:table-row>
        <table:table-row table:style-name="ro2">
          <table:table-cell office:value-type="date" office:date-value="2020-04-20T00:00:00" table:style-name="ce5">
            <text:p>2020/4/20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29746" table:style-name="ce6">
            <text:p>29,746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14438" table:style-name="ce6">
            <text:p>14,438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19260" table:style-name="ce6">
            <text:p>19,260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26008" table:style-name="ce6">
            <text:p>26,008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31195" table:style-name="ce6">
            <text:p>31,195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19812" table:style-name="ce6">
            <text:p>19,812<text:s/></text:p>
          </table:table-cell>
          <table:table-cell office:value-type="float" office:value="86468" table:style-name="ce6">
            <text:p>86,468<text:s/></text:p>
          </table:table-cell>
          <table:table-cell office:value-type="float" office:value="28117" table:style-name="ce6">
            <text:p>28,117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20156" table:style-name="ce6">
            <text:p>20,156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20512" table:style-name="ce6">
            <text:p>20,512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31285" table:style-name="ce6">
            <text:p>31,285<text:s/></text:p>
          </table:table-cell>
          <table:table-cell office:value-type="float" office:value="34703" table:style-name="ce6">
            <text:p>34,703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39010" table:style-name="ce6">
            <text:p>39,010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46644" table:style-name="ce6">
            <text:p>46,644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32721" table:style-name="ce6">
            <text:p>32,721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796" table:style-name="ce6">
            <text:p>2,796<text:s/></text:p>
          </table:table-cell>
          <table:table-cell table:number-columns-repeated="16264"/>
        </table:table-row>
        <table:table-row table:style-name="ro2">
          <table:table-cell office:value-type="date" office:date-value="2020-04-21T00:00:00" table:style-name="ce5">
            <text:p>2020/4/21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35898" table:style-name="ce6">
            <text:p>35,898<text:s/></text:p>
          </table:table-cell>
          <table:table-cell office:value-type="float" office:value="30969" table:style-name="ce6">
            <text:p>30,969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24003" table:style-name="ce6">
            <text:p>24,003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19905" table:style-name="ce6">
            <text:p>19,905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26530" table:style-name="ce6">
            <text:p>26,530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31503" table:style-name="ce6">
            <text:p>31,503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20081" table:style-name="ce6">
            <text:p>20,081<text:s/></text:p>
          </table:table-cell>
          <table:table-cell office:value-type="float" office:value="83098" table:style-name="ce6">
            <text:p>83,098<text:s/></text:p>
          </table:table-cell>
          <table:table-cell office:value-type="float" office:value="29135" table:style-name="ce6">
            <text:p>29,135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22455" table:style-name="ce6">
            <text:p>22,455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25335" table:style-name="ce6">
            <text:p>25,335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30942" table:style-name="ce6">
            <text:p>30,942<text:s/></text:p>
          </table:table-cell>
          <table:table-cell office:value-type="float" office:value="34934" table:style-name="ce6">
            <text:p>34,934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39141" table:style-name="ce6">
            <text:p>39,141<text:s/></text:p>
          </table:table-cell>
          <table:table-cell office:value-type="float" office:value="19579" table:style-name="ce6">
            <text:p>19,579<text:s/></text:p>
          </table:table-cell>
          <table:table-cell office:value-type="float" office:value="24417" table:style-name="ce6">
            <text:p>24,417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46396" table:style-name="ce6">
            <text:p>46,396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16204" table:style-name="ce6">
            <text:p>16,204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33014" table:style-name="ce6">
            <text:p>33,014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21194" table:style-name="ce6">
            <text:p>21,194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19142" table:style-name="ce6">
            <text:p>19,142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2767" table:style-name="ce6">
            <text:p>2,767<text:s/></text:p>
          </table:table-cell>
          <table:table-cell table:number-columns-repeated="16264"/>
        </table:table-row>
        <table:table-row table:style-name="ro2">
          <table:table-cell office:value-type="date" office:date-value="2020-04-22T00:00:00" table:style-name="ce5">
            <text:p>2020/4/22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36928" table:style-name="ce6">
            <text:p>36,928<text:s/></text:p>
          </table:table-cell>
          <table:table-cell office:value-type="float" office:value="32117" table:style-name="ce6">
            <text:p>32,117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14923" table:style-name="ce6">
            <text:p>14,923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31773" table:style-name="ce6">
            <text:p>31,773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22738" table:style-name="ce6">
            <text:p>22,738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19744" table:style-name="ce6">
            <text:p>19,744<text:s/></text:p>
          </table:table-cell>
          <table:table-cell office:value-type="float" office:value="85002" table:style-name="ce6">
            <text:p>85,002<text:s/></text:p>
          </table:table-cell>
          <table:table-cell office:value-type="float" office:value="30554" table:style-name="ce6">
            <text:p>30,554<text:s/></text:p>
          </table:table-cell>
          <table:table-cell office:value-type="float" office:value="17328" table:style-name="ce6">
            <text:p>17,328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22394" table:style-name="ce6">
            <text:p>22,394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25986" table:style-name="ce6">
            <text:p>25,986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20589" table:style-name="ce6">
            <text:p>20,589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31827" table:style-name="ce6">
            <text:p>31,827<text:s/></text:p>
          </table:table-cell>
          <table:table-cell office:value-type="float" office:value="35259" table:style-name="ce6">
            <text:p>35,259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39865" table:style-name="ce6">
            <text:p>39,865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17597" table:style-name="ce6">
            <text:p>17,597<text:s/></text:p>
          </table:table-cell>
          <table:table-cell office:value-type="float" office:value="47835" table:style-name="ce6">
            <text:p>47,835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21625" table:style-name="ce6">
            <text:p>21,625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2792" table:style-name="ce6">
            <text:p>2,792<text:s/></text:p>
          </table:table-cell>
          <table:table-cell table:number-columns-repeated="16264"/>
        </table:table-row>
        <table:table-row table:style-name="ro2">
          <table:table-cell office:value-type="date" office:date-value="2020-04-23T00:00:00" table:style-name="ce5">
            <text:p>2020/4/23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37448" table:style-name="ce6">
            <text:p>37,448<text:s/></text:p>
          </table:table-cell>
          <table:table-cell office:value-type="float" office:value="33317" table:style-name="ce6">
            <text:p>33,317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20757" table:style-name="ce6">
            <text:p>20,757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20443" table:style-name="ce6">
            <text:p>20,443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28073" table:style-name="ce6">
            <text:p>28,073<text:s/></text:p>
          </table:table-cell>
          <table:table-cell office:value-type="float" office:value="21287" table:style-name="ce6">
            <text:p>21,287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32782" table:style-name="ce6">
            <text:p>32,782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18428" table:style-name="ce6">
            <text:p>18,428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89069" table:style-name="ce6">
            <text:p>89,069<text:s/></text:p>
          </table:table-cell>
          <table:table-cell office:value-type="float" office:value="31615" table:style-name="ce6">
            <text:p>31,615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22800" table:style-name="ce6">
            <text:p>22,800<text:s/></text:p>
          </table:table-cell>
          <table:table-cell office:value-type="float" office:value="22956" table:style-name="ce6">
            <text:p>22,956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25671" table:style-name="ce6">
            <text:p>25,671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24956" table:style-name="ce6">
            <text:p>24,956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33254" table:style-name="ce6">
            <text:p>33,254<text:s/></text:p>
          </table:table-cell>
          <table:table-cell office:value-type="float" office:value="35748" table:style-name="ce6">
            <text:p>35,748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40291" table:style-name="ce6">
            <text:p>40,291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25758" table:style-name="ce6">
            <text:p>25,758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49725" table:style-name="ce6">
            <text:p>49,725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34608" table:style-name="ce6">
            <text:p>34,608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21974" table:style-name="ce6">
            <text:p>21,974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2785" table:style-name="ce6">
            <text:p>2,785<text:s/></text:p>
          </table:table-cell>
          <table:table-cell table:number-columns-repeated="16264"/>
        </table:table-row>
        <table:table-row table:style-name="ro2">
          <table:table-cell office:value-type="date" office:date-value="2020-04-24T00:00:00" table:style-name="ce5">
            <text:p>2020/4/24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38811" table:style-name="ce6">
            <text:p>38,811<text:s/></text:p>
          </table:table-cell>
          <table:table-cell office:value-type="float" office:value="38213" table:style-name="ce6">
            <text:p>38,213<text:s/></text:p>
          </table:table-cell>
          <table:table-cell office:value-type="float" office:value="24140" table:style-name="ce6">
            <text:p>24,140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112824" table:style-name="ce6">
            <text:p>112,824<text:s/></text:p>
          </table:table-cell>
          <table:table-cell office:value-type="float" office:value="36872" table:style-name="ce6">
            <text:p>36,872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20932" table:style-name="ce6">
            <text:p>20,932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20564" table:style-name="ce6">
            <text:p>20,564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26431" table:style-name="ce6">
            <text:p>26,431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35876" table:style-name="ce6">
            <text:p>35,876<text:s/></text:p>
          </table:table-cell>
          <table:table-cell office:value-type="float" office:value="36508" table:style-name="ce6">
            <text:p>36,508<text:s/></text:p>
          </table:table-cell>
          <table:table-cell office:value-type="float" office:value="24259" table:style-name="ce6">
            <text:p>24,259<text:s/></text:p>
          </table:table-cell>
          <table:table-cell office:value-type="float" office:value="22086" table:style-name="ce6">
            <text:p>22,086<text:s/></text:p>
          </table:table-cell>
          <table:table-cell office:value-type="float" office:value="47039" table:style-name="ce6">
            <text:p>47,039<text:s/></text:p>
          </table:table-cell>
          <table:table-cell office:value-type="float" office:value="20776" table:style-name="ce6">
            <text:p>20,776<text:s/></text:p>
          </table:table-cell>
          <table:table-cell office:value-type="float" office:value="28277" table:style-name="ce6">
            <text:p>28,277<text:s/></text:p>
          </table:table-cell>
          <table:table-cell office:value-type="float" office:value="31863" table:style-name="ce6">
            <text:p>31,863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56989" table:style-name="ce6">
            <text:p>56,989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35882" table:style-name="ce6">
            <text:p>35,882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20383" table:style-name="ce6">
            <text:p>20,383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2990" table:style-name="ce6">
            <text:p>2,990<text:s/></text:p>
          </table:table-cell>
          <table:table-cell table:number-columns-repeated="16264"/>
        </table:table-row>
        <table:table-row table:style-name="ro2">
          <table:table-cell office:value-type="date" office:date-value="2020-04-25T00:00:00" table:style-name="ce5">
            <text:p>2020/4/25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6840" table:style-name="ce6">
            <text:p>16,840<text:s/></text:p>
          </table:table-cell>
          <table:table-cell office:value-type="float" office:value="31496" table:style-name="ce6">
            <text:p>31,496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22307" table:style-name="ce6">
            <text:p>22,307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81264" table:style-name="ce6">
            <text:p>81,264<text:s/></text:p>
          </table:table-cell>
          <table:table-cell office:value-type="float" office:value="32247" table:style-name="ce6">
            <text:p>32,247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16978" table:style-name="ce6">
            <text:p>16,978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20856" table:style-name="ce6">
            <text:p>20,856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41031" table:style-name="ce6">
            <text:p>41,031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9567" table:style-name="ce6">
            <text:p>19,567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730" table:style-name="ce6">
            <text:p>1,730<text:s/></text:p>
          </table:table-cell>
          <table:table-cell table:number-columns-repeated="16264"/>
        </table:table-row>
        <table:table-row table:style-name="ro2">
          <table:table-cell office:value-type="date" office:date-value="2020-04-26T00:00:00" table:style-name="ce5">
            <text:p>2020/4/26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68580" table:style-name="ce6">
            <text:p>68,580<text:s/></text:p>
          </table:table-cell>
          <table:table-cell office:value-type="float" office:value="24504" table:style-name="ce6">
            <text:p>24,504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19202" table:style-name="ce6">
            <text:p>19,202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31685" table:style-name="ce6">
            <text:p>31,685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09" table:style-name="ce6">
            <text:p>409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1422" table:style-name="ce6">
            <text:p>1,422<text:s/></text:p>
          </table:table-cell>
          <table:table-cell table:number-columns-repeated="16264"/>
        </table:table-row>
        <table:table-row table:style-name="ro2">
          <table:table-cell office:value-type="date" office:date-value="2020-04-27T00:00:00" table:style-name="ce5">
            <text:p>2020/4/27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35952" table:style-name="ce6">
            <text:p>35,952<text:s/></text:p>
          </table:table-cell>
          <table:table-cell office:value-type="float" office:value="30889" table:style-name="ce6">
            <text:p>30,889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17357" table:style-name="ce6">
            <text:p>17,357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20118" table:style-name="ce6">
            <text:p>20,118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27987" table:style-name="ce6">
            <text:p>27,987<text:s/></text:p>
          </table:table-cell>
          <table:table-cell office:value-type="float" office:value="20152" table:style-name="ce6">
            <text:p>20,152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31681" table:style-name="ce6">
            <text:p>31,681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22690" table:style-name="ce6">
            <text:p>22,690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87316" table:style-name="ce6">
            <text:p>87,316<text:s/></text:p>
          </table:table-cell>
          <table:table-cell office:value-type="float" office:value="28314" table:style-name="ce6">
            <text:p>28,314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31951" table:style-name="ce6">
            <text:p>31,951<text:s/></text:p>
          </table:table-cell>
          <table:table-cell office:value-type="float" office:value="34874" table:style-name="ce6">
            <text:p>34,874<text:s/></text:p>
          </table:table-cell>
          <table:table-cell office:value-type="float" office:value="23205" table:style-name="ce6">
            <text:p>23,205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39206" table:style-name="ce6">
            <text:p>39,206<text:s/></text:p>
          </table:table-cell>
          <table:table-cell office:value-type="float" office:value="18644" table:style-name="ce6">
            <text:p>18,644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25934" table:style-name="ce6">
            <text:p>25,934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47751" table:style-name="ce6">
            <text:p>47,751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3258" table:style-name="ce6">
            <text:p>13,258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33173" table:style-name="ce6">
            <text:p>33,173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2796" table:style-name="ce6">
            <text:p>2,796<text:s/></text:p>
          </table:table-cell>
          <table:table-cell table:number-columns-repeated="16264"/>
        </table:table-row>
        <table:table-row table:style-name="ro2">
          <table:table-cell office:value-type="date" office:date-value="2020-04-28T00:00:00" table:style-name="ce5">
            <text:p>2020/4/28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36810" table:style-name="ce6">
            <text:p>36,810<text:s/></text:p>
          </table:table-cell>
          <table:table-cell office:value-type="float" office:value="35827" table:style-name="ce6">
            <text:p>35,827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32542" table:style-name="ce6">
            <text:p>32,542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23048" table:style-name="ce6">
            <text:p>23,048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21001" table:style-name="ce6">
            <text:p>21,001<text:s/></text:p>
          </table:table-cell>
          <table:table-cell office:value-type="float" office:value="88099" table:style-name="ce6">
            <text:p>88,099<text:s/></text:p>
          </table:table-cell>
          <table:table-cell office:value-type="float" office:value="31232" table:style-name="ce6">
            <text:p>31,232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23593" table:style-name="ce6">
            <text:p>23,593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26774" table:style-name="ce6">
            <text:p>26,774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32595" table:style-name="ce6">
            <text:p>32,595<text:s/></text:p>
          </table:table-cell>
          <table:table-cell office:value-type="float" office:value="35671" table:style-name="ce6">
            <text:p>35,671<text:s/></text:p>
          </table:table-cell>
          <table:table-cell office:value-type="float" office:value="23567" table:style-name="ce6">
            <text:p>23,567<text:s/></text:p>
          </table:table-cell>
          <table:table-cell office:value-type="float" office:value="21915" table:style-name="ce6">
            <text:p>21,915<text:s/></text:p>
          </table:table-cell>
          <table:table-cell office:value-type="float" office:value="40865" table:style-name="ce6">
            <text:p>40,865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25600" table:style-name="ce6">
            <text:p>25,600<text:s/></text:p>
          </table:table-cell>
          <table:table-cell office:value-type="float" office:value="27712" table:style-name="ce6">
            <text:p>27,712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48949" table:style-name="ce6">
            <text:p>48,949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14130" table:style-name="ce6">
            <text:p>14,13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9250" table:style-name="ce6">
            <text:p>19,250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33736" table:style-name="ce6">
            <text:p>33,736<text:s/></text:p>
          </table:table-cell>
          <table:table-cell office:value-type="float" office:value="20627" table:style-name="ce6">
            <text:p>20,627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25549" table:style-name="ce6">
            <text:p>25,549<text:s/></text:p>
          </table:table-cell>
          <table:table-cell office:value-type="float" office:value="20029" table:style-name="ce6">
            <text:p>20,029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2790" table:style-name="ce6">
            <text:p>2,790<text:s/></text:p>
          </table:table-cell>
          <table:table-cell table:number-columns-repeated="16264"/>
        </table:table-row>
        <table:table-row table:style-name="ro2">
          <table:table-cell office:value-type="date" office:date-value="2020-04-29T00:00:00" table:style-name="ce5">
            <text:p>2020/4/29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37482" table:style-name="ce6">
            <text:p>37,482<text:s/></text:p>
          </table:table-cell>
          <table:table-cell office:value-type="float" office:value="35881" table:style-name="ce6">
            <text:p>35,881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7572" table:style-name="ce6">
            <text:p>17,572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21229" table:style-name="ce6">
            <text:p>21,229<text:s/></text:p>
          </table:table-cell>
          <table:table-cell office:value-type="float" office:value="15519" table:style-name="ce6">
            <text:p>15,519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29591" table:style-name="ce6">
            <text:p>29,591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32982" table:style-name="ce6">
            <text:p>32,982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91820" table:style-name="ce6">
            <text:p>91,820<text:s/></text:p>
          </table:table-cell>
          <table:table-cell office:value-type="float" office:value="32562" table:style-name="ce6">
            <text:p>32,562<text:s/></text:p>
          </table:table-cell>
          <table:table-cell office:value-type="float" office:value="18494" table:style-name="ce6">
            <text:p>18,494<text:s/></text:p>
          </table:table-cell>
          <table:table-cell office:value-type="float" office:value="21063" table:style-name="ce6">
            <text:p>21,063<text:s/></text:p>
          </table:table-cell>
          <table:table-cell office:value-type="float" office:value="24101" table:style-name="ce6">
            <text:p>24,101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24022" table:style-name="ce6">
            <text:p>24,022<text:s/></text:p>
          </table:table-cell>
          <table:table-cell office:value-type="float" office:value="20469" table:style-name="ce6">
            <text:p>20,469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20426" table:style-name="ce6">
            <text:p>20,426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36384" table:style-name="ce6">
            <text:p>36,384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42465" table:style-name="ce6">
            <text:p>42,465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26493" table:style-name="ce6">
            <text:p>26,493<text:s/></text:p>
          </table:table-cell>
          <table:table-cell office:value-type="float" office:value="28372" table:style-name="ce6">
            <text:p>28,372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50047" table:style-name="ce6">
            <text:p>50,047<text:s/></text:p>
          </table:table-cell>
          <table:table-cell office:value-type="float" office:value="18834" table:style-name="ce6">
            <text:p>18,834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15657" table:style-name="ce6">
            <text:p>15,657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34544" table:style-name="ce6">
            <text:p>34,544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800" table:style-name="ce6">
            <text:p>2,800<text:s/></text:p>
          </table:table-cell>
          <table:table-cell table:number-columns-repeated="16264"/>
        </table:table-row>
        <table:table-row table:style-name="ro2">
          <table:table-cell office:value-type="date" office:date-value="2020-04-30T00:00:00" table:style-name="ce5">
            <text:p>2020/4/30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38650" table:style-name="ce6">
            <text:p>38,650<text:s/></text:p>
          </table:table-cell>
          <table:table-cell office:value-type="float" office:value="39644" table:style-name="ce6">
            <text:p>39,644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25091" table:style-name="ce6">
            <text:p>25,091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2445" table:style-name="ce6">
            <text:p>22,445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3197" table:style-name="ce6">
            <text:p>33,197<text:s/></text:p>
          </table:table-cell>
          <table:table-cell office:value-type="float" office:value="24284" table:style-name="ce6">
            <text:p>24,284<text:s/></text:p>
          </table:table-cell>
          <table:table-cell office:value-type="float" office:value="23515" table:style-name="ce6">
            <text:p>23,515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12394" table:style-name="ce6">
            <text:p>112,394<text:s/></text:p>
          </table:table-cell>
          <table:table-cell office:value-type="float" office:value="35879" table:style-name="ce6">
            <text:p>35,879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27605" table:style-name="ce6">
            <text:p>27,605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28436" table:style-name="ce6">
            <text:p>28,436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35788" table:style-name="ce6">
            <text:p>35,788<text:s/></text:p>
          </table:table-cell>
          <table:table-cell office:value-type="float" office:value="36293" table:style-name="ce6">
            <text:p>36,293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45021" table:style-name="ce6">
            <text:p>45,021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27113" table:style-name="ce6">
            <text:p>27,113<text:s/></text:p>
          </table:table-cell>
          <table:table-cell office:value-type="float" office:value="31774" table:style-name="ce6">
            <text:p>31,774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54847" table:style-name="ce6">
            <text:p>54,847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17731" table:style-name="ce6">
            <text:p>17,731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17904" table:style-name="ce6">
            <text:p>17,904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35242" table:style-name="ce6">
            <text:p>35,242<text:s/></text:p>
          </table:table-cell>
          <table:table-cell office:value-type="float" office:value="21360" table:style-name="ce6">
            <text:p>21,360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2978" table:style-name="ce6">
            <text:p>2,978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4-01T00:00:00" table:style-name="ce5">
            <text:p>2020/4/1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34734" table:style-name="ce6">
            <text:p>34,734<text:s/></text:p>
          </table:table-cell>
          <table:table-cell office:value-type="float" office:value="36968" table:style-name="ce6">
            <text:p>36,968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25963" table:style-name="ce6">
            <text:p>25,96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21705" table:style-name="ce6">
            <text:p>21,705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29698" table:style-name="ce6">
            <text:p>29,698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32351" table:style-name="ce6">
            <text:p>32,351<text:s/></text:p>
          </table:table-cell>
          <table:table-cell office:value-type="float" office:value="23934" table:style-name="ce6">
            <text:p>23,934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103030" table:style-name="ce6">
            <text:p>103,030<text:s/></text:p>
          </table:table-cell>
          <table:table-cell office:value-type="float" office:value="32932" table:style-name="ce6">
            <text:p>32,932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21989" table:style-name="ce6">
            <text:p>21,989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27074" table:style-name="ce6">
            <text:p>27,074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6466" table:style-name="ce6">
            <text:p>16,46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30843" table:style-name="ce6">
            <text:p>30,843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23399" table:style-name="ce6">
            <text:p>23,399<text:s/></text:p>
          </table:table-cell>
          <table:table-cell office:value-type="float" office:value="27229" table:style-name="ce6">
            <text:p>27,229<text:s/></text:p>
          </table:table-cell>
          <table:table-cell office:value-type="float" office:value="31990" table:style-name="ce6">
            <text:p>31,990<text:s/></text:p>
          </table:table-cell>
          <table:table-cell office:value-type="float" office:value="35629" table:style-name="ce6">
            <text:p>35,629<text:s/></text:p>
          </table:table-cell>
          <table:table-cell office:value-type="float" office:value="23236" table:style-name="ce6">
            <text:p>23,236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45259" table:style-name="ce6">
            <text:p>45,259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28671" table:style-name="ce6">
            <text:p>28,671<text:s/></text:p>
          </table:table-cell>
          <table:table-cell office:value-type="float" office:value="29256" table:style-name="ce6">
            <text:p>29,256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51728" table:style-name="ce6">
            <text:p>51,728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34119" table:style-name="ce6">
            <text:p>34,119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20161" table:style-name="ce6">
            <text:p>20,161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2959" table:style-name="ce6">
            <text:p>2,959<text:s/></text:p>
          </table:table-cell>
          <table:table-cell table:number-columns-repeated="16264"/>
        </table:table-row>
        <table:table-row table:style-name="ro2">
          <table:table-cell office:value-type="date" office:date-value="2020-04-02T00:00:00" table:style-name="ce5">
            <text:p>2020/4/2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62789" table:style-name="ce6">
            <text:p>62,789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31943" table:style-name="ce6">
            <text:p>31,943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29749" table:style-name="ce6">
            <text:p>29,749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1486" table:style-name="ce6">
            <text:p>1,486<text:s/></text:p>
          </table:table-cell>
          <table:table-cell table:number-columns-repeated="16264"/>
        </table:table-row>
        <table:table-row table:style-name="ro2">
          <table:table-cell office:value-type="date" office:date-value="2020-04-03T00:00:00" table:style-name="ce5">
            <text:p>2020/4/3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24956" table:style-name="ce6">
            <text:p>24,956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60577" table:style-name="ce6">
            <text:p>60,577<text:s/></text:p>
          </table:table-cell>
          <table:table-cell office:value-type="float" office:value="22163" table:style-name="ce6">
            <text:p>22,163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31036" table:style-name="ce6">
            <text:p>31,036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1358" table:style-name="ce6">
            <text:p>1,358<text:s/></text:p>
          </table:table-cell>
          <table:table-cell table:number-columns-repeated="16264"/>
        </table:table-row>
        <table:table-row table:style-name="ro2">
          <table:table-cell office:value-type="date" office:date-value="2020-04-04T00:00:00" table:style-name="ce5">
            <text:p>2020/4/4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65616" table:style-name="ce6">
            <text:p>65,616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62" table:style-name="ce6">
            <text:p>262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539" table:style-name="ce6">
            <text:p>539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200" table:style-name="ce6">
            <text:p>1,200<text:s/></text:p>
          </table:table-cell>
          <table:table-cell table:number-columns-repeated="16264"/>
        </table:table-row>
        <table:table-row table:style-name="ro2">
          <table:table-cell office:value-type="date" office:date-value="2020-04-05T00:00:00" table:style-name="ce5">
            <text:p>2020/4/5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104800" table:style-name="ce6">
            <text:p>104,800<text:s/></text:p>
          </table:table-cell>
          <table:table-cell office:value-type="float" office:value="18723" table:style-name="ce6">
            <text:p>18,723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15621" table:style-name="ce6">
            <text:p>15,621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26543" table:style-name="ce6">
            <text:p>26,543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26794" table:style-name="ce6">
            <text:p>26,794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306" table:style-name="ce6">
            <text:p>306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1272" table:style-name="ce6">
            <text:p>1,272<text:s/></text:p>
          </table:table-cell>
          <table:table-cell table:number-columns-repeated="16264"/>
        </table:table-row>
        <table:table-row table:style-name="ro2">
          <table:table-cell office:value-type="date" office:date-value="2020-04-06T00:00:00" table:style-name="ce5">
            <text:p>2020/4/6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33397" table:style-name="ce6">
            <text:p>33,397<text:s/></text:p>
          </table:table-cell>
          <table:table-cell office:value-type="float" office:value="30530" table:style-name="ce6">
            <text:p>30,530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19565" table:style-name="ce6">
            <text:p>19,565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25233" table:style-name="ce6">
            <text:p>25,233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28889" table:style-name="ce6">
            <text:p>28,889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17547" table:style-name="ce6">
            <text:p>17,547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103707" table:style-name="ce6">
            <text:p>103,707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9678" table:style-name="ce6">
            <text:p>19,678<text:s/></text:p>
          </table:table-cell>
          <table:table-cell office:value-type="float" office:value="20367" table:style-name="ce6">
            <text:p>20,367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21676" table:style-name="ce6">
            <text:p>21,676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25331" table:style-name="ce6">
            <text:p>25,331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24117" table:style-name="ce6">
            <text:p>24,117<text:s/></text:p>
          </table:table-cell>
          <table:table-cell office:value-type="float" office:value="28587" table:style-name="ce6">
            <text:p>28,587<text:s/></text:p>
          </table:table-cell>
          <table:table-cell office:value-type="float" office:value="34352" table:style-name="ce6">
            <text:p>34,352<text:s/></text:p>
          </table:table-cell>
          <table:table-cell office:value-type="float" office:value="21342" table:style-name="ce6">
            <text:p>21,342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38573" table:style-name="ce6">
            <text:p>38,573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45030" table:style-name="ce6">
            <text:p>45,030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8183" table:style-name="ce6">
            <text:p>18,183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32017" table:style-name="ce6">
            <text:p>32,017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19960" table:style-name="ce6">
            <text:p>19,960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2581" table:style-name="ce6">
            <text:p>2,581<text:s/></text:p>
          </table:table-cell>
          <table:table-cell table:number-columns-repeated="16264"/>
        </table:table-row>
        <table:table-row table:style-name="ro2">
          <table:table-cell office:value-type="date" office:date-value="2020-04-07T00:00:00" table:style-name="ce5">
            <text:p>2020/4/7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33237" table:style-name="ce6">
            <text:p>33,237<text:s/></text:p>
          </table:table-cell>
          <table:table-cell office:value-type="float" office:value="31173" table:style-name="ce6">
            <text:p>31,173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26321" table:style-name="ce6">
            <text:p>26,321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29519" table:style-name="ce6">
            <text:p>29,519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85084" table:style-name="ce6">
            <text:p>85,084<text:s/></text:p>
          </table:table-cell>
          <table:table-cell office:value-type="float" office:value="27466" table:style-name="ce6">
            <text:p>27,466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19014" table:style-name="ce6">
            <text:p>19,014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5802" table:style-name="ce6">
            <text:p>25,802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27552" table:style-name="ce6">
            <text:p>27,552<text:s/></text:p>
          </table:table-cell>
          <table:table-cell office:value-type="float" office:value="34860" table:style-name="ce6">
            <text:p>34,860<text:s/></text:p>
          </table:table-cell>
          <table:table-cell office:value-type="float" office:value="21819" table:style-name="ce6">
            <text:p>21,819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39427" table:style-name="ce6">
            <text:p>39,427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43448" table:style-name="ce6">
            <text:p>43,448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31612" table:style-name="ce6">
            <text:p>31,612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19311" table:style-name="ce6">
            <text:p>19,311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24049" table:style-name="ce6">
            <text:p>24,049<text:s/></text:p>
          </table:table-cell>
          <table:table-cell office:value-type="float" office:value="18430" table:style-name="ce6">
            <text:p>18,430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2717" table:style-name="ce6">
            <text:p>2,717<text:s/></text:p>
          </table:table-cell>
          <table:table-cell table:number-columns-repeated="16264"/>
        </table:table-row>
        <table:table-row table:style-name="ro2">
          <table:table-cell office:value-type="date" office:date-value="2020-04-08T00:00:00" table:style-name="ce5">
            <text:p>2020/4/8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33215" table:style-name="ce6">
            <text:p>33,215<text:s/></text:p>
          </table:table-cell>
          <table:table-cell office:value-type="float" office:value="31322" table:style-name="ce6">
            <text:p>31,322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15333" table:style-name="ce6">
            <text:p>15,333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4349" table:style-name="ce6">
            <text:p>24,349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14237" table:style-name="ce6">
            <text:p>14,237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20286" table:style-name="ce6">
            <text:p>20,286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26315" table:style-name="ce6">
            <text:p>26,315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29551" table:style-name="ce6">
            <text:p>29,551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83912" table:style-name="ce6">
            <text:p>83,912<text:s/></text:p>
          </table:table-cell>
          <table:table-cell office:value-type="float" office:value="28475" table:style-name="ce6">
            <text:p>28,475<text:s/></text:p>
          </table:table-cell>
          <table:table-cell office:value-type="float" office:value="15642" table:style-name="ce6">
            <text:p>15,642<text:s/></text:p>
          </table:table-cell>
          <table:table-cell office:value-type="float" office:value="20301" table:style-name="ce6">
            <text:p>20,301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22613" table:style-name="ce6">
            <text:p>22,613<text:s/></text:p>
          </table:table-cell>
          <table:table-cell office:value-type="float" office:value="22424" table:style-name="ce6">
            <text:p>22,424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26674" table:style-name="ce6">
            <text:p>26,674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27284" table:style-name="ce6">
            <text:p>27,284<text:s/></text:p>
          </table:table-cell>
          <table:table-cell office:value-type="float" office:value="34746" table:style-name="ce6">
            <text:p>34,746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40349" table:style-name="ce6">
            <text:p>40,349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25266" table:style-name="ce6">
            <text:p>25,266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43883" table:style-name="ce6">
            <text:p>43,883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31927" table:style-name="ce6">
            <text:p>31,927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4566" table:style-name="ce6">
            <text:p>14,566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2724" table:style-name="ce6">
            <text:p>2,724<text:s/></text:p>
          </table:table-cell>
          <table:table-cell table:number-columns-repeated="16264"/>
        </table:table-row>
        <table:table-row table:style-name="ro2">
          <table:table-cell office:value-type="date" office:date-value="2020-04-09T00:00:00" table:style-name="ce5">
            <text:p>2020/4/9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32876" table:style-name="ce6">
            <text:p>32,876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20491" table:style-name="ce6">
            <text:p>20,491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26013" table:style-name="ce6">
            <text:p>26,013<text:s/></text:p>
          </table:table-cell>
          <table:table-cell office:value-type="float" office:value="21462" table:style-name="ce6">
            <text:p>21,462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29512" table:style-name="ce6">
            <text:p>29,512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22198" table:style-name="ce6">
            <text:p>22,198<text:s/></text:p>
          </table:table-cell>
          <table:table-cell office:value-type="float" office:value="18604" table:style-name="ce6">
            <text:p>18,604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83835" table:style-name="ce6">
            <text:p>83,835<text:s/></text:p>
          </table:table-cell>
          <table:table-cell office:value-type="float" office:value="28961" table:style-name="ce6">
            <text:p>28,961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22989" table:style-name="ce6">
            <text:p>22,989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19167" table:style-name="ce6">
            <text:p>19,167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24598" table:style-name="ce6">
            <text:p>24,598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27099" table:style-name="ce6">
            <text:p>27,099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22421" table:style-name="ce6">
            <text:p>22,421<text:s/></text:p>
          </table:table-cell>
          <table:table-cell office:value-type="float" office:value="24831" table:style-name="ce6">
            <text:p>24,831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34637" table:style-name="ce6">
            <text:p>34,637<text:s/></text:p>
          </table:table-cell>
          <table:table-cell office:value-type="float" office:value="21665" table:style-name="ce6">
            <text:p>21,665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39534" table:style-name="ce6">
            <text:p>39,534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44968" table:style-name="ce6">
            <text:p>44,968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4124" table:style-name="ce6">
            <text:p>14,124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31272" table:style-name="ce6">
            <text:p>31,272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23828" table:style-name="ce6">
            <text:p>23,828<text:s/></text:p>
          </table:table-cell>
          <table:table-cell office:value-type="float" office:value="18557" table:style-name="ce6">
            <text:p>18,557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2660" table:style-name="ce6">
            <text:p>2,660<text:s/></text:p>
          </table:table-cell>
          <table:table-cell table:number-columns-repeated="16264"/>
        </table:table-row>
        <table:table-row table:style-name="ro2">
          <table:table-cell office:value-type="date" office:date-value="2020-04-10T00:00:00" table:style-name="ce5">
            <text:p>2020/4/10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34065" table:style-name="ce6">
            <text:p>34,065<text:s/></text:p>
          </table:table-cell>
          <table:table-cell office:value-type="float" office:value="35881" table:style-name="ce6">
            <text:p>35,881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6189" table:style-name="ce6">
            <text:p>16,189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15410" table:style-name="ce6">
            <text:p>15,410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22901" table:style-name="ce6">
            <text:p>22,901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27531" table:style-name="ce6">
            <text:p>27,531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31407" table:style-name="ce6">
            <text:p>31,407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100096" table:style-name="ce6">
            <text:p>100,096<text:s/></text:p>
          </table:table-cell>
          <table:table-cell office:value-type="float" office:value="33506" table:style-name="ce6">
            <text:p>33,506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21298" table:style-name="ce6">
            <text:p>21,298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25352" table:style-name="ce6">
            <text:p>25,352<text:s/></text:p>
          </table:table-cell>
          <table:table-cell office:value-type="float" office:value="20557" table:style-name="ce6">
            <text:p>20,557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26179" table:style-name="ce6">
            <text:p>26,179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31831" table:style-name="ce6">
            <text:p>31,831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23048" table:style-name="ce6">
            <text:p>23,048<text:s/></text:p>
          </table:table-cell>
          <table:table-cell office:value-type="float" office:value="26778" table:style-name="ce6">
            <text:p>26,778<text:s/></text:p>
          </table:table-cell>
          <table:table-cell office:value-type="float" office:value="30805" table:style-name="ce6">
            <text:p>30,805<text:s/></text:p>
          </table:table-cell>
          <table:table-cell office:value-type="float" office:value="36908" table:style-name="ce6">
            <text:p>36,908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45628" table:style-name="ce6">
            <text:p>45,628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28139" table:style-name="ce6">
            <text:p>28,139<text:s/></text:p>
          </table:table-cell>
          <table:table-cell office:value-type="float" office:value="28764" table:style-name="ce6">
            <text:p>28,764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51014" table:style-name="ce6">
            <text:p>51,014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32333" table:style-name="ce6">
            <text:p>32,333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0831" table:style-name="ce6">
            <text:p>10,831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2971" table:style-name="ce6">
            <text:p>2,971<text:s/></text:p>
          </table:table-cell>
          <table:table-cell table:number-columns-repeated="16264"/>
        </table:table-row>
        <table:table-row table:style-name="ro2">
          <table:table-cell office:value-type="date" office:date-value="2020-04-11T00:00:00" table:style-name="ce5">
            <text:p>2020/4/11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30904" table:style-name="ce6">
            <text:p>30,904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77633" table:style-name="ce6">
            <text:p>77,633<text:s/></text:p>
          </table:table-cell>
          <table:table-cell office:value-type="float" office:value="28098" table:style-name="ce6">
            <text:p>28,098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20607" table:style-name="ce6">
            <text:p>20,607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37649" table:style-name="ce6">
            <text:p>37,649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34184" table:style-name="ce6">
            <text:p>34,184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1529" table:style-name="ce6">
            <text:p>1,529<text:s/></text:p>
          </table:table-cell>
          <table:table-cell table:number-columns-repeated="16264"/>
        </table:table-row>
        <table:table-row table:style-name="ro2">
          <table:table-cell office:value-type="date" office:date-value="2020-04-12T00:00:00" table:style-name="ce5">
            <text:p>2020/4/12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22680" table:style-name="ce6">
            <text:p>22,680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73141" table:style-name="ce6">
            <text:p>73,141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31481" table:style-name="ce6">
            <text:p>31,481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28120" table:style-name="ce6">
            <text:p>28,120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369" table:style-name="ce6">
            <text:p>369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1348" table:style-name="ce6">
            <text:p>1,348<text:s/></text:p>
          </table:table-cell>
          <table:table-cell table:number-columns-repeated="16264"/>
        </table:table-row>
        <table:table-row table:style-name="ro2">
          <table:table-cell office:value-type="date" office:date-value="2020-04-13T00:00:00" table:style-name="ce5">
            <text:p>2020/4/13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32797" table:style-name="ce6">
            <text:p>32,797<text:s/></text:p>
          </table:table-cell>
          <table:table-cell office:value-type="float" office:value="30182" table:style-name="ce6">
            <text:p>30,182<text:s/></text:p>
          </table:table-cell>
          <table:table-cell office:value-type="float" office:value="22283" table:style-name="ce6">
            <text:p>22,283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25420" table:style-name="ce6">
            <text:p>25,420<text:s/></text:p>
          </table:table-cell>
          <table:table-cell office:value-type="float" office:value="20395" table:style-name="ce6">
            <text:p>20,395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29217" table:style-name="ce6">
            <text:p>29,217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19284" table:style-name="ce6">
            <text:p>19,284<text:s/></text:p>
          </table:table-cell>
          <table:table-cell office:value-type="float" office:value="88850" table:style-name="ce6">
            <text:p>88,850<text:s/></text:p>
          </table:table-cell>
          <table:table-cell office:value-type="float" office:value="27761" table:style-name="ce6">
            <text:p>27,761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21596" table:style-name="ce6">
            <text:p>21,596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18487" table:style-name="ce6">
            <text:p>18,487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19351" table:style-name="ce6">
            <text:p>19,351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7560" table:style-name="ce6">
            <text:p>27,560<text:s/></text:p>
          </table:table-cell>
          <table:table-cell office:value-type="float" office:value="32854" table:style-name="ce6">
            <text:p>32,854<text:s/></text:p>
          </table:table-cell>
          <table:table-cell office:value-type="float" office:value="21578" table:style-name="ce6">
            <text:p>21,578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39442" table:style-name="ce6">
            <text:p>39,442<text:s/></text:p>
          </table:table-cell>
          <table:table-cell office:value-type="float" office:value="17535" table:style-name="ce6">
            <text:p>17,535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44639" table:style-name="ce6">
            <text:p>44,639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31319" table:style-name="ce6">
            <text:p>31,319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17810" table:style-name="ce6">
            <text:p>17,810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2770" table:style-name="ce6">
            <text:p>2,770<text:s/></text:p>
          </table:table-cell>
          <table:table-cell table:number-columns-repeated="16264"/>
        </table:table-row>
        <table:table-row table:style-name="ro2">
          <table:table-cell office:value-type="date" office:date-value="2020-04-14T00:00:00" table:style-name="ce5">
            <text:p>2020/4/14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33168" table:style-name="ce6">
            <text:p>33,168<text:s/></text:p>
          </table:table-cell>
          <table:table-cell office:value-type="float" office:value="31195" table:style-name="ce6">
            <text:p>31,195<text:s/></text:p>
          </table:table-cell>
          <table:table-cell office:value-type="float" office:value="22763" table:style-name="ce6">
            <text:p>22,763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6033" table:style-name="ce6">
            <text:p>16,033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20047" table:style-name="ce6">
            <text:p>20,047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20467" table:style-name="ce6">
            <text:p>20,467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26250" table:style-name="ce6">
            <text:p>26,250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30063" table:style-name="ce6">
            <text:p>30,063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85788" table:style-name="ce6">
            <text:p>85,788<text:s/></text:p>
          </table:table-cell>
          <table:table-cell office:value-type="float" office:value="29049" table:style-name="ce6">
            <text:p>29,049<text:s/></text:p>
          </table:table-cell>
          <table:table-cell office:value-type="float" office:value="15977" table:style-name="ce6">
            <text:p>15,977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22784" table:style-name="ce6">
            <text:p>22,784<text:s/></text:p>
          </table:table-cell>
          <table:table-cell office:value-type="float" office:value="23353" table:style-name="ce6">
            <text:p>23,353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27408" table:style-name="ce6">
            <text:p>27,408<text:s/></text:p>
          </table:table-cell>
          <table:table-cell office:value-type="float" office:value="33303" table:style-name="ce6">
            <text:p>33,303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40320" table:style-name="ce6">
            <text:p>40,320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25077" table:style-name="ce6">
            <text:p>25,077<text:s/></text:p>
          </table:table-cell>
          <table:table-cell office:value-type="float" office:value="25406" table:style-name="ce6">
            <text:p>25,406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44697" table:style-name="ce6">
            <text:p>44,697<text:s/></text:p>
          </table:table-cell>
          <table:table-cell office:value-type="float" office:value="18113" table:style-name="ce6">
            <text:p>18,113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17816" table:style-name="ce6">
            <text:p>17,816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31687" table:style-name="ce6">
            <text:p>31,687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9394" table:style-name="ce6">
            <text:p>19,394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24190" table:style-name="ce6">
            <text:p>24,190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2734" table:style-name="ce6">
            <text:p>2,734<text:s/></text:p>
          </table:table-cell>
          <table:table-cell table:number-columns-repeated="16264"/>
        </table:table-row>
        <table:table-row table:style-name="ro2">
          <table:table-cell office:value-type="date" office:date-value="2020-04-15T00:00:00" table:style-name="ce5">
            <text:p>2020/4/15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33527" table:style-name="ce6">
            <text:p>33,527<text:s/></text:p>
          </table:table-cell>
          <table:table-cell office:value-type="float" office:value="32282" table:style-name="ce6">
            <text:p>32,282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20504" table:style-name="ce6">
            <text:p>20,504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20645" table:style-name="ce6">
            <text:p>20,645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30418" table:style-name="ce6">
            <text:p>30,418<text:s/></text:p>
          </table:table-cell>
          <table:table-cell office:value-type="float" office:value="22689" table:style-name="ce6">
            <text:p>22,689<text:s/></text:p>
          </table:table-cell>
          <table:table-cell office:value-type="float" office:value="22850" table:style-name="ce6">
            <text:p>22,850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87408" table:style-name="ce6">
            <text:p>87,408<text:s/></text:p>
          </table:table-cell>
          <table:table-cell office:value-type="float" office:value="29964" table:style-name="ce6">
            <text:p>29,964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21729" table:style-name="ce6">
            <text:p>21,729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28420" table:style-name="ce6">
            <text:p>28,420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26254" table:style-name="ce6">
            <text:p>26,254<text:s/></text:p>
          </table:table-cell>
          <table:table-cell office:value-type="float" office:value="28071" table:style-name="ce6">
            <text:p>28,071<text:s/></text:p>
          </table:table-cell>
          <table:table-cell office:value-type="float" office:value="33928" table:style-name="ce6">
            <text:p>33,928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22377" table:style-name="ce6">
            <text:p>22,377<text:s/></text:p>
          </table:table-cell>
          <table:table-cell office:value-type="float" office:value="41941" table:style-name="ce6">
            <text:p>41,941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26347" table:style-name="ce6">
            <text:p>26,347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45809" table:style-name="ce6">
            <text:p>45,809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32175" table:style-name="ce6">
            <text:p>32,175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24277" table:style-name="ce6">
            <text:p>24,277<text:s/></text:p>
          </table:table-cell>
          <table:table-cell office:value-type="float" office:value="19391" table:style-name="ce6">
            <text:p>19,391<text:s/></text:p>
          </table:table-cell>
          <table:table-cell office:value-type="float" office:value="13214" table:style-name="ce6">
            <text:p>13,214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2823" table:style-name="ce6">
            <text:p>2,823<text:s/></text:p>
          </table:table-cell>
          <table:table-cell table:number-columns-repeated="16264"/>
        </table:table-row>
        <table:table-row table:style-name="ro2">
          <table:table-cell office:value-type="date" office:date-value="2020-04-16T00:00:00" table:style-name="ce5">
            <text:p>2020/4/16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33478" table:style-name="ce6">
            <text:p>33,478<text:s/></text:p>
          </table:table-cell>
          <table:table-cell office:value-type="float" office:value="32705" table:style-name="ce6">
            <text:p>32,705<text:s/></text:p>
          </table:table-cell>
          <table:table-cell office:value-type="float" office:value="23016" table:style-name="ce6">
            <text:p>23,016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1223" table:style-name="ce6">
            <text:p>21,223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26945" table:style-name="ce6">
            <text:p>26,945<text:s/></text:p>
          </table:table-cell>
          <table:table-cell office:value-type="float" office:value="22145" table:style-name="ce6">
            <text:p>22,145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30339" table:style-name="ce6">
            <text:p>30,339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22771" table:style-name="ce6">
            <text:p>22,771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90102" table:style-name="ce6">
            <text:p>90,102<text:s/></text:p>
          </table:table-cell>
          <table:table-cell office:value-type="float" office:value="32611" table:style-name="ce6">
            <text:p>32,611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23501" table:style-name="ce6">
            <text:p>23,501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19591" table:style-name="ce6">
            <text:p>19,591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15693" table:style-name="ce6">
            <text:p>15,693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28568" table:style-name="ce6">
            <text:p>28,568<text:s/></text:p>
          </table:table-cell>
          <table:table-cell office:value-type="float" office:value="33703" table:style-name="ce6">
            <text:p>33,703<text:s/></text:p>
          </table:table-cell>
          <table:table-cell office:value-type="float" office:value="22154" table:style-name="ce6">
            <text:p>22,154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41505" table:style-name="ce6">
            <text:p>41,505<text:s/></text:p>
          </table:table-cell>
          <table:table-cell office:value-type="float" office:value="19260" table:style-name="ce6">
            <text:p>19,260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46223" table:style-name="ce6">
            <text:p>46,223<text:s/></text:p>
          </table:table-cell>
          <table:table-cell office:value-type="float" office:value="18056" table:style-name="ce6">
            <text:p>18,056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31832" table:style-name="ce6">
            <text:p>31,832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20150" table:style-name="ce6">
            <text:p>20,150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14559" table:style-name="ce6">
            <text:p>14,559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19556" table:style-name="ce6">
            <text:p>19,556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2830" table:style-name="ce6">
            <text:p>2,830<text:s/></text:p>
          </table:table-cell>
          <table:table-cell table:number-columns-repeated="16264"/>
        </table:table-row>
        <table:table-row table:style-name="ro2">
          <table:table-cell office:value-type="date" office:date-value="2020-04-17T00:00:00" table:style-name="ce5">
            <text:p>2020/4/17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34443" table:style-name="ce6">
            <text:p>34,443<text:s/></text:p>
          </table:table-cell>
          <table:table-cell office:value-type="float" office:value="36689" table:style-name="ce6">
            <text:p>36,689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15993" table:style-name="ce6">
            <text:p>15,993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21631" table:style-name="ce6">
            <text:p>21,631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28005" table:style-name="ce6">
            <text:p>28,005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31929" table:style-name="ce6">
            <text:p>31,929<text:s/></text:p>
          </table:table-cell>
          <table:table-cell office:value-type="float" office:value="23443" table:style-name="ce6">
            <text:p>23,443<text:s/></text:p>
          </table:table-cell>
          <table:table-cell office:value-type="float" office:value="23929" table:style-name="ce6">
            <text:p>23,929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07274" table:style-name="ce6">
            <text:p>107,274<text:s/></text:p>
          </table:table-cell>
          <table:table-cell office:value-type="float" office:value="36557" table:style-name="ce6">
            <text:p>36,557<text:s/></text:p>
          </table:table-cell>
          <table:table-cell office:value-type="float" office:value="16781" table:style-name="ce6">
            <text:p>16,781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24376" table:style-name="ce6">
            <text:p>24,376<text:s/></text:p>
          </table:table-cell>
          <table:table-cell office:value-type="float" office:value="25688" table:style-name="ce6">
            <text:p>25,688<text:s/></text:p>
          </table:table-cell>
          <table:table-cell office:value-type="float" office:value="20550" table:style-name="ce6">
            <text:p>20,550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26852" table:style-name="ce6">
            <text:p>26,852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33047" table:style-name="ce6">
            <text:p>33,047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27358" table:style-name="ce6">
            <text:p>27,358<text:s/></text:p>
          </table:table-cell>
          <table:table-cell office:value-type="float" office:value="31668" table:style-name="ce6">
            <text:p>31,668<text:s/></text:p>
          </table:table-cell>
          <table:table-cell office:value-type="float" office:value="35499" table:style-name="ce6">
            <text:p>35,499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23052" table:style-name="ce6">
            <text:p>23,052<text:s/></text:p>
          </table:table-cell>
          <table:table-cell office:value-type="float" office:value="47499" table:style-name="ce6">
            <text:p>47,499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27981" table:style-name="ce6">
            <text:p>27,981<text:s/></text:p>
          </table:table-cell>
          <table:table-cell office:value-type="float" office:value="29897" table:style-name="ce6">
            <text:p>29,897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52008" table:style-name="ce6">
            <text:p>52,008<text:s/></text:p>
          </table:table-cell>
          <table:table-cell office:value-type="float" office:value="18860" table:style-name="ce6">
            <text:p>18,860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16114" table:style-name="ce6">
            <text:p>16,114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16306" table:style-name="ce6">
            <text:p>16,306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32883" table:style-name="ce6">
            <text:p>32,883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3107" table:style-name="ce6">
            <text:p>3,107<text:s/></text:p>
          </table:table-cell>
          <table:table-cell table:number-columns-repeated="16264"/>
        </table:table-row>
        <table:table-row table:style-name="ro2">
          <table:table-cell office:value-type="date" office:date-value="2020-04-18T00:00:00" table:style-name="ce5">
            <text:p>2020/4/18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31415" table:style-name="ce6">
            <text:p>31,415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23000" table:style-name="ce6">
            <text:p>23,000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86953" table:style-name="ce6">
            <text:p>86,953<text:s/></text:p>
          </table:table-cell>
          <table:table-cell office:value-type="float" office:value="30668" table:style-name="ce6">
            <text:p>30,668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18178" table:style-name="ce6">
            <text:p>18,178<text:s/></text:p>
          </table:table-cell>
          <table:table-cell office:value-type="float" office:value="41861" table:style-name="ce6">
            <text:p>41,861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22363" table:style-name="ce6">
            <text:p>22,363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36009" table:style-name="ce6">
            <text:p>36,009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432" table:style-name="ce6">
            <text:p>432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1764" table:style-name="ce6">
            <text:p>1,764<text:s/></text:p>
          </table:table-cell>
          <table:table-cell table:number-columns-repeated="16264"/>
        </table:table-row>
        <table:table-row table:style-name="ro2">
          <table:table-cell office:value-type="date" office:date-value="2020-04-19T00:00:00" table:style-name="ce5">
            <text:p>2020/4/19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23026" table:style-name="ce6">
            <text:p>23,026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18510" table:style-name="ce6">
            <text:p>18,510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87110" table:style-name="ce6">
            <text:p>87,110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20404" table:style-name="ce6">
            <text:p>20,404<text:s/></text:p>
          </table:table-cell>
          <table:table-cell office:value-type="float" office:value="18685" table:style-name="ce6">
            <text:p>18,685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33989" table:style-name="ce6">
            <text:p>33,98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30214" table:style-name="ce6">
            <text:p>30,214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446" table:style-name="ce6">
            <text:p>1,446<text:s/></text:p>
          </table:table-cell>
          <table:table-cell table:number-columns-repeated="16264"/>
        </table:table-row>
        <table:table-row table:style-name="ro2">
          <table:table-cell office:value-type="date" office:date-value="2020-04-20T00:00:00" table:style-name="ce5">
            <text:p>2020/4/20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32945" table:style-name="ce6">
            <text:p>32,945<text:s/></text:p>
          </table:table-cell>
          <table:table-cell office:value-type="float" office:value="29862" table:style-name="ce6">
            <text:p>29,862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6330" table:style-name="ce6">
            <text:p>16,330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20304" table:style-name="ce6">
            <text:p>20,304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29851" table:style-name="ce6">
            <text:p>29,851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92739" table:style-name="ce6">
            <text:p>92,739<text:s/></text:p>
          </table:table-cell>
          <table:table-cell office:value-type="float" office:value="27956" table:style-name="ce6">
            <text:p>27,956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21471" table:style-name="ce6">
            <text:p>21,471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22364" table:style-name="ce6">
            <text:p>22,364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27539" table:style-name="ce6">
            <text:p>27,539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35059" table:style-name="ce6">
            <text:p>35,059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39890" table:style-name="ce6">
            <text:p>39,890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15278" table:style-name="ce6">
            <text:p>15,278<text:s/></text:p>
          </table:table-cell>
          <table:table-cell office:value-type="float" office:value="44968" table:style-name="ce6">
            <text:p>44,968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13715" table:style-name="ce6">
            <text:p>13,715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31880" table:style-name="ce6">
            <text:p>31,880<text:s/></text:p>
          </table:table-cell>
          <table:table-cell office:value-type="float" office:value="18820" table:style-name="ce6">
            <text:p>18,820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19173" table:style-name="ce6">
            <text:p>19,173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18188" table:style-name="ce6">
            <text:p>18,188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2734" table:style-name="ce6">
            <text:p>2,734<text:s/></text:p>
          </table:table-cell>
          <table:table-cell table:number-columns-repeated="16264"/>
        </table:table-row>
        <table:table-row table:style-name="ro2">
          <table:table-cell office:value-type="date" office:date-value="2020-04-21T00:00:00" table:style-name="ce5">
            <text:p>2020/4/21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33991" table:style-name="ce6">
            <text:p>33,991<text:s/></text:p>
          </table:table-cell>
          <table:table-cell office:value-type="float" office:value="30956" table:style-name="ce6">
            <text:p>30,956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5260" table:style-name="ce6">
            <text:p>25,260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4347" table:style-name="ce6">
            <text:p>14,347<text:s/></text:p>
          </table:table-cell>
          <table:table-cell office:value-type="float" office:value="20326" table:style-name="ce6">
            <text:p>20,326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0287" table:style-name="ce6">
            <text:p>20,287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30118" table:style-name="ce6">
            <text:p>30,118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85080" table:style-name="ce6">
            <text:p>85,080<text:s/></text:p>
          </table:table-cell>
          <table:table-cell office:value-type="float" office:value="28962" table:style-name="ce6">
            <text:p>28,962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26505" table:style-name="ce6">
            <text:p>26,505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7506" table:style-name="ce6">
            <text:p>27,506<text:s/></text:p>
          </table:table-cell>
          <table:table-cell office:value-type="float" office:value="35384" table:style-name="ce6">
            <text:p>35,384<text:s/></text:p>
          </table:table-cell>
          <table:table-cell office:value-type="float" office:value="22139" table:style-name="ce6">
            <text:p>22,139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40079" table:style-name="ce6">
            <text:p>40,079<text:s/></text:p>
          </table:table-cell>
          <table:table-cell office:value-type="float" office:value="18891" table:style-name="ce6">
            <text:p>18,891<text:s/></text:p>
          </table:table-cell>
          <table:table-cell office:value-type="float" office:value="25177" table:style-name="ce6">
            <text:p>25,177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15832" table:style-name="ce6">
            <text:p>15,832<text:s/></text:p>
          </table:table-cell>
          <table:table-cell office:value-type="float" office:value="45122" table:style-name="ce6">
            <text:p>45,122<text:s/></text:p>
          </table:table-cell>
          <table:table-cell office:value-type="float" office:value="17987" table:style-name="ce6">
            <text:p>17,987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32116" table:style-name="ce6">
            <text:p>32,116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20619" table:style-name="ce6">
            <text:p>20,619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18966" table:style-name="ce6">
            <text:p>18,966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813" table:style-name="ce6">
            <text:p>2,813<text:s/></text:p>
          </table:table-cell>
          <table:table-cell table:number-columns-repeated="16264"/>
        </table:table-row>
        <table:table-row table:style-name="ro2">
          <table:table-cell office:value-type="date" office:date-value="2020-04-22T00:00:00" table:style-name="ce5">
            <text:p>2020/4/22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34884" table:style-name="ce6">
            <text:p>34,884<text:s/></text:p>
          </table:table-cell>
          <table:table-cell office:value-type="float" office:value="32204" table:style-name="ce6">
            <text:p>32,204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25478" table:style-name="ce6">
            <text:p>25,478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27580" table:style-name="ce6">
            <text:p>27,580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30433" table:style-name="ce6">
            <text:p>30,433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86131" table:style-name="ce6">
            <text:p>86,131<text:s/></text:p>
          </table:table-cell>
          <table:table-cell office:value-type="float" office:value="30188" table:style-name="ce6">
            <text:p>30,188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21200" table:style-name="ce6">
            <text:p>21,200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25058" table:style-name="ce6">
            <text:p>25,058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6848" table:style-name="ce6">
            <text:p>26,848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8266" table:style-name="ce6">
            <text:p>28,266<text:s/></text:p>
          </table:table-cell>
          <table:table-cell office:value-type="float" office:value="35725" table:style-name="ce6">
            <text:p>35,725<text:s/></text:p>
          </table:table-cell>
          <table:table-cell office:value-type="float" office:value="22469" table:style-name="ce6">
            <text:p>22,469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40970" table:style-name="ce6">
            <text:p>40,970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25845" table:style-name="ce6">
            <text:p>25,845<text:s/></text:p>
          </table:table-cell>
          <table:table-cell office:value-type="float" office:value="26060" table:style-name="ce6">
            <text:p>26,060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46514" table:style-name="ce6">
            <text:p>46,514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32851" table:style-name="ce6">
            <text:p>32,851<text:s/></text:p>
          </table:table-cell>
          <table:table-cell office:value-type="float" office:value="19676" table:style-name="ce6">
            <text:p>19,676<text:s/></text:p>
          </table:table-cell>
          <table:table-cell office:value-type="float" office:value="21104" table:style-name="ce6">
            <text:p>21,104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24935" table:style-name="ce6">
            <text:p>24,935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2662" table:style-name="ce6">
            <text:p>2,662<text:s/></text:p>
          </table:table-cell>
          <table:table-cell table:number-columns-repeated="16264"/>
        </table:table-row>
        <table:table-row table:style-name="ro2">
          <table:table-cell office:value-type="date" office:date-value="2020-04-23T00:00:00" table:style-name="ce5">
            <text:p>2020/4/23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35882" table:style-name="ce6">
            <text:p>35,882<text:s/></text:p>
          </table:table-cell>
          <table:table-cell office:value-type="float" office:value="33830" table:style-name="ce6">
            <text:p>33,830<text:s/></text:p>
          </table:table-cell>
          <table:table-cell office:value-type="float" office:value="23904" table:style-name="ce6">
            <text:p>23,904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25257" table:style-name="ce6">
            <text:p>25,257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28191" table:style-name="ce6">
            <text:p>28,191<text:s/></text:p>
          </table:table-cell>
          <table:table-cell office:value-type="float" office:value="21952" table:style-name="ce6">
            <text:p>21,952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31052" table:style-name="ce6">
            <text:p>31,052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23707" table:style-name="ce6">
            <text:p>23,707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19179" table:style-name="ce6">
            <text:p>19,179<text:s/></text:p>
          </table:table-cell>
          <table:table-cell office:value-type="float" office:value="89718" table:style-name="ce6">
            <text:p>89,718<text:s/></text:p>
          </table:table-cell>
          <table:table-cell office:value-type="float" office:value="31191" table:style-name="ce6">
            <text:p>31,191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21340" table:style-name="ce6">
            <text:p>21,340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23403" table:style-name="ce6">
            <text:p>23,403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26866" table:style-name="ce6">
            <text:p>26,866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26096" table:style-name="ce6">
            <text:p>26,096<text:s/></text:p>
          </table:table-cell>
          <table:table-cell office:value-type="float" office:value="29402" table:style-name="ce6">
            <text:p>29,402<text:s/></text:p>
          </table:table-cell>
          <table:table-cell office:value-type="float" office:value="36154" table:style-name="ce6">
            <text:p>36,154<text:s/></text:p>
          </table:table-cell>
          <table:table-cell office:value-type="float" office:value="22687" table:style-name="ce6">
            <text:p>22,687<text:s/></text:p>
          </table:table-cell>
          <table:table-cell office:value-type="float" office:value="22158" table:style-name="ce6">
            <text:p>22,158<text:s/></text:p>
          </table:table-cell>
          <table:table-cell office:value-type="float" office:value="41225" table:style-name="ce6">
            <text:p>41,225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26412" table:style-name="ce6">
            <text:p>26,412<text:s/></text:p>
          </table:table-cell>
          <table:table-cell office:value-type="float" office:value="27040" table:style-name="ce6">
            <text:p>27,040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48403" table:style-name="ce6">
            <text:p>48,403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5078" table:style-name="ce6">
            <text:p>15,078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33981" table:style-name="ce6">
            <text:p>33,981<text:s/></text:p>
          </table:table-cell>
          <table:table-cell office:value-type="float" office:value="19970" table:style-name="ce6">
            <text:p>19,970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2870" table:style-name="ce6">
            <text:p>2,870<text:s/></text:p>
          </table:table-cell>
          <table:table-cell table:number-columns-repeated="16264"/>
        </table:table-row>
        <table:table-row table:style-name="ro2">
          <table:table-cell office:value-type="date" office:date-value="2020-04-24T00:00:00" table:style-name="ce5">
            <text:p>2020/4/24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35946" table:style-name="ce6">
            <text:p>35,946<text:s/></text:p>
          </table:table-cell>
          <table:table-cell office:value-type="float" office:value="37894" table:style-name="ce6">
            <text:p>37,894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23916" table:style-name="ce6">
            <text:p>23,916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22885" table:style-name="ce6">
            <text:p>22,885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32310" table:style-name="ce6">
            <text:p>32,310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19789" table:style-name="ce6">
            <text:p>19,789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05292" table:style-name="ce6">
            <text:p>105,292<text:s/></text:p>
          </table:table-cell>
          <table:table-cell office:value-type="float" office:value="35554" table:style-name="ce6">
            <text:p>35,554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22562" table:style-name="ce6">
            <text:p>22,562<text:s/></text:p>
          </table:table-cell>
          <table:table-cell office:value-type="float" office:value="24304" table:style-name="ce6">
            <text:p>24,304<text:s/></text:p>
          </table:table-cell>
          <table:table-cell office:value-type="float" office:value="25110" table:style-name="ce6">
            <text:p>25,110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29364" table:style-name="ce6">
            <text:p>29,364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20559" table:style-name="ce6">
            <text:p>20,559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27273" table:style-name="ce6">
            <text:p>27,273<text:s/></text:p>
          </table:table-cell>
          <table:table-cell office:value-type="float" office:value="32070" table:style-name="ce6">
            <text:p>32,070<text:s/></text:p>
          </table:table-cell>
          <table:table-cell office:value-type="float" office:value="37876" table:style-name="ce6">
            <text:p>37,876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46912" table:style-name="ce6">
            <text:p>46,912<text:s/></text:p>
          </table:table-cell>
          <table:table-cell office:value-type="float" office:value="19582" table:style-name="ce6">
            <text:p>19,582<text:s/></text:p>
          </table:table-cell>
          <table:table-cell office:value-type="float" office:value="28907" table:style-name="ce6">
            <text:p>28,907<text:s/></text:p>
          </table:table-cell>
          <table:table-cell office:value-type="float" office:value="30172" table:style-name="ce6">
            <text:p>30,172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53694" table:style-name="ce6">
            <text:p>53,694<text:s/></text:p>
          </table:table-cell>
          <table:table-cell office:value-type="float" office:value="19353" table:style-name="ce6">
            <text:p>19,353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20703" table:style-name="ce6">
            <text:p>20,703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34058" table:style-name="ce6">
            <text:p>34,058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20421" table:style-name="ce6">
            <text:p>20,421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120" table:style-name="ce6">
            <text:p>3,120<text:s/></text:p>
          </table:table-cell>
          <table:table-cell table:number-columns-repeated="16264"/>
        </table:table-row>
        <table:table-row table:style-name="ro2">
          <table:table-cell office:value-type="date" office:date-value="2020-04-25T00:00:00" table:style-name="ce5">
            <text:p>2020/4/25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31406" table:style-name="ce6">
            <text:p>31,406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80314" table:style-name="ce6">
            <text:p>80,314<text:s/></text:p>
          </table:table-cell>
          <table:table-cell office:value-type="float" office:value="30727" table:style-name="ce6">
            <text:p>30,727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22684" table:style-name="ce6">
            <text:p>22,684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17751" table:style-name="ce6">
            <text:p>17,751<text:s/></text:p>
          </table:table-cell>
          <table:table-cell office:value-type="float" office:value="40180" table:style-name="ce6">
            <text:p>40,180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35473" table:style-name="ce6">
            <text:p>35,473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1698" table:style-name="ce6">
            <text:p>1,698<text:s/></text:p>
          </table:table-cell>
          <table:table-cell table:number-columns-repeated="16264"/>
        </table:table-row>
        <table:table-row table:style-name="ro2">
          <table:table-cell office:value-type="date" office:date-value="2020-04-26T00:00:00" table:style-name="ce5">
            <text:p>2020/4/26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77581" table:style-name="ce6">
            <text:p>77,581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17669" table:style-name="ce6">
            <text:p>17,669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32246" table:style-name="ce6">
            <text:p>32,246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30062" table:style-name="ce6">
            <text:p>30,062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603" table:style-name="ce6">
            <text:p>603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1343" table:style-name="ce6">
            <text:p>1,343<text:s/></text:p>
          </table:table-cell>
          <table:table-cell table:number-columns-repeated="16264"/>
        </table:table-row>
        <table:table-row table:style-name="ro2">
          <table:table-cell office:value-type="date" office:date-value="2020-04-27T00:00:00" table:style-name="ce5">
            <text:p>2020/4/27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33804" table:style-name="ce6">
            <text:p>33,804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20560" table:style-name="ce6">
            <text:p>20,560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93208" table:style-name="ce6">
            <text:p>93,208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22637" table:style-name="ce6">
            <text:p>22,637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26962" table:style-name="ce6">
            <text:p>26,962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25508" table:style-name="ce6">
            <text:p>25,508<text:s/></text:p>
          </table:table-cell>
          <table:table-cell office:value-type="float" office:value="28623" table:style-name="ce6">
            <text:p>28,623<text:s/></text:p>
          </table:table-cell>
          <table:table-cell office:value-type="float" office:value="35116" table:style-name="ce6">
            <text:p>35,116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21737" table:style-name="ce6">
            <text:p>21,737<text:s/></text:p>
          </table:table-cell>
          <table:table-cell office:value-type="float" office:value="40027" table:style-name="ce6">
            <text:p>40,027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25263" table:style-name="ce6">
            <text:p>25,263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46483" table:style-name="ce6">
            <text:p>46,483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32332" table:style-name="ce6">
            <text:p>32,332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770" table:style-name="ce6">
            <text:p>1,77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823" table:style-name="ce6">
            <text:p>2,823<text:s/></text:p>
          </table:table-cell>
          <table:table-cell table:number-columns-repeated="16264"/>
        </table:table-row>
        <table:table-row table:style-name="ro2">
          <table:table-cell office:value-type="date" office:date-value="2020-04-28T00:00:00" table:style-name="ce5">
            <text:p>2020/4/28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34897" table:style-name="ce6">
            <text:p>34,897<text:s/></text:p>
          </table:table-cell>
          <table:table-cell office:value-type="float" office:value="35729" table:style-name="ce6">
            <text:p>35,729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16103" table:style-name="ce6">
            <text:p>16,103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21089" table:style-name="ce6">
            <text:p>21,089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29172" table:style-name="ce6">
            <text:p>29,172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1388" table:style-name="ce6">
            <text:p>31,388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89901" table:style-name="ce6">
            <text:p>89,901<text:s/></text:p>
          </table:table-cell>
          <table:table-cell office:value-type="float" office:value="30734" table:style-name="ce6">
            <text:p>30,734<text:s/></text:p>
          </table:table-cell>
          <table:table-cell office:value-type="float" office:value="16855" table:style-name="ce6">
            <text:p>16,855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2761" table:style-name="ce6">
            <text:p>22,761<text:s/></text:p>
          </table:table-cell>
          <table:table-cell office:value-type="float" office:value="23974" table:style-name="ce6">
            <text:p>23,974<text:s/></text:p>
          </table:table-cell>
          <table:table-cell office:value-type="float" office:value="24502" table:style-name="ce6">
            <text:p>24,502<text:s/></text:p>
          </table:table-cell>
          <table:table-cell office:value-type="float" office:value="20349" table:style-name="ce6">
            <text:p>20,349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25949" table:style-name="ce6">
            <text:p>25,949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28760" table:style-name="ce6">
            <text:p>28,760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19967" table:style-name="ce6">
            <text:p>19,967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36309" table:style-name="ce6">
            <text:p>36,309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41892" table:style-name="ce6">
            <text:p>41,892<text:s/></text:p>
          </table:table-cell>
          <table:table-cell office:value-type="float" office:value="19090" table:style-name="ce6">
            <text:p>19,090<text:s/></text:p>
          </table:table-cell>
          <table:table-cell office:value-type="float" office:value="26075" table:style-name="ce6">
            <text:p>26,075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47283" table:style-name="ce6">
            <text:p>47,283<text:s/></text:p>
          </table:table-cell>
          <table:table-cell office:value-type="float" office:value="18755" table:style-name="ce6">
            <text:p>18,755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32943" table:style-name="ce6">
            <text:p>32,943<text:s/></text:p>
          </table:table-cell>
          <table:table-cell office:value-type="float" office:value="19709" table:style-name="ce6">
            <text:p>19,709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2845" table:style-name="ce6">
            <text:p>2,845<text:s/></text:p>
          </table:table-cell>
          <table:table-cell table:number-columns-repeated="16264"/>
        </table:table-row>
        <table:table-row table:style-name="ro2">
          <table:table-cell office:value-type="date" office:date-value="2020-04-29T00:00:00" table:style-name="ce5">
            <text:p>2020/4/29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35424" table:style-name="ce6">
            <text:p>35,424<text:s/></text:p>
          </table:table-cell>
          <table:table-cell office:value-type="float" office:value="35839" table:style-name="ce6">
            <text:p>35,839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29801" table:style-name="ce6">
            <text:p>29,801<text:s/></text:p>
          </table:table-cell>
          <table:table-cell office:value-type="float" office:value="22979" table:style-name="ce6">
            <text:p>22,979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31731" table:style-name="ce6">
            <text:p>31,731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92154" table:style-name="ce6">
            <text:p>92,154<text:s/></text:p>
          </table:table-cell>
          <table:table-cell office:value-type="float" office:value="32112" table:style-name="ce6">
            <text:p>32,112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21601" table:style-name="ce6">
            <text:p>21,601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29904" table:style-name="ce6">
            <text:p>29,904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26739" table:style-name="ce6">
            <text:p>26,739<text:s/></text:p>
          </table:table-cell>
          <table:table-cell office:value-type="float" office:value="29616" table:style-name="ce6">
            <text:p>29,616<text:s/></text:p>
          </table:table-cell>
          <table:table-cell office:value-type="float" office:value="37232" table:style-name="ce6">
            <text:p>37,232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23183" table:style-name="ce6">
            <text:p>23,183<text:s/></text:p>
          </table:table-cell>
          <table:table-cell office:value-type="float" office:value="42928" table:style-name="ce6">
            <text:p>42,928<text:s/></text:p>
          </table:table-cell>
          <table:table-cell office:value-type="float" office:value="19718" table:style-name="ce6">
            <text:p>19,718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27399" table:style-name="ce6">
            <text:p>27,399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48649" table:style-name="ce6">
            <text:p>48,649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33745" table:style-name="ce6">
            <text:p>33,745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2848" table:style-name="ce6">
            <text:p>2,848<text:s/></text:p>
          </table:table-cell>
          <table:table-cell table:number-columns-repeated="16264"/>
        </table:table-row>
        <table:table-row table:style-name="ro2">
          <table:table-cell office:value-type="date" office:date-value="2020-04-30T00:00:00" table:style-name="ce5">
            <text:p>2020/4/30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36111" table:style-name="ce6">
            <text:p>36,111<text:s/></text:p>
          </table:table-cell>
          <table:table-cell office:value-type="float" office:value="39827" table:style-name="ce6">
            <text:p>39,827<text:s/></text:p>
          </table:table-cell>
          <table:table-cell office:value-type="float" office:value="24589" table:style-name="ce6">
            <text:p>24,589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16352" table:style-name="ce6">
            <text:p>16,352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30435" table:style-name="ce6">
            <text:p>30,435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33052" table:style-name="ce6">
            <text:p>33,052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24352" table:style-name="ce6">
            <text:p>24,352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99404" table:style-name="ce6">
            <text:p>99,404<text:s/></text:p>
          </table:table-cell>
          <table:table-cell office:value-type="float" office:value="34727" table:style-name="ce6">
            <text:p>34,727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3767" table:style-name="ce6">
            <text:p>23,767<text:s/></text:p>
          </table:table-cell>
          <table:table-cell office:value-type="float" office:value="25692" table:style-name="ce6">
            <text:p>25,692<text:s/></text:p>
          </table:table-cell>
          <table:table-cell office:value-type="float" office:value="26028" table:style-name="ce6">
            <text:p>26,028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27101" table:style-name="ce6">
            <text:p>27,101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31521" table:style-name="ce6">
            <text:p>31,521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20593" table:style-name="ce6">
            <text:p>20,593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27728" table:style-name="ce6">
            <text:p>27,728<text:s/></text:p>
          </table:table-cell>
          <table:table-cell office:value-type="float" office:value="31224" table:style-name="ce6">
            <text:p>31,224<text:s/></text:p>
          </table:table-cell>
          <table:table-cell office:value-type="float" office:value="37969" table:style-name="ce6">
            <text:p>37,969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24419" table:style-name="ce6">
            <text:p>24,419<text:s/></text:p>
          </table:table-cell>
          <table:table-cell office:value-type="float" office:value="45417" table:style-name="ce6">
            <text:p>45,417<text:s/></text:p>
          </table:table-cell>
          <table:table-cell office:value-type="float" office:value="19779" table:style-name="ce6">
            <text:p>19,779<text:s/></text:p>
          </table:table-cell>
          <table:table-cell office:value-type="float" office:value="27881" table:style-name="ce6">
            <text:p>27,881<text:s/></text:p>
          </table:table-cell>
          <table:table-cell office:value-type="float" office:value="30379" table:style-name="ce6">
            <text:p>30,379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51829" table:style-name="ce6">
            <text:p>51,829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34128" table:style-name="ce6">
            <text:p>34,128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21233" table:style-name="ce6">
            <text:p>21,233<text:s/></text:p>
          </table:table-cell>
          <table:table-cell office:value-type="float" office:value="20750" table:style-name="ce6">
            <text:p>20,750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2999" table:style-name="ce6">
            <text:p>2,99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6:35:01Z</meta:creation-date>
    <dc:date>2020-10-14T06:35:39Z</dc:date>
  </office:meta>
</office:document-meta>
</file>